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3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" style:family="text">
      <style:text-properties fo:font-size="11.00pt" fo:font-weight="normal" fo:font-family="'Segoe UI Symbol'" style:font-family-asian="'Segoe UI Symbol'" style:font-family-complex="'Segoe UI Symbol'" fo:background-color="transparent" fo:color="#4bacc6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9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fo:color="#4bacc6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43" style:family="text">
      <style:text-properties fo:font-size="14.00pt" fo:font-weight="normal" fo:font-family="Calibri" style:font-family-asian="Calibri" style:font-family-complex="Calibri" fo:background-color="transparent" fo:color="#4bacc6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45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48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1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3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58" style:family="text">
      <style:text-properties fo:font-size="11.00pt" fo:font-weight="normal" fo:font-family="'Segoe UI Symbol'" style:font-family-asian="'Segoe UI Symbol'" style:font-family-complex="'Segoe UI Symbol'" fo:background-color="transparent" fo:color="#4bacc6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6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62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98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fo:font-weight="normal" fo:font-family="Calibri" style:font-family-asian="Calibri" style:font-family-complex="Calibri" fo:background-color="transparent" fo:color="#4bacc6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2" style:family="text">
      <style:text-properties fo:font-size="14.00pt" fo:font-weight="normal" fo:font-family="Calibri" style:font-family-asian="Calibri" style:font-family-complex="Calibri" fo:background-color="transparent" fo:color="#4bacc6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4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7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2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5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7" style:family="text">
      <style:text-properties fo:font-size="11.00pt" fo:font-weight="normal" fo:font-family="'Segoe UI Symbol'" style:font-family-asian="'Segoe UI Symbol'" style:font-family-complex="'Segoe UI Symbol'" fo:background-color="transparent" fo:color="#4bacc6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29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31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3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5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78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1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4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88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2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4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1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4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7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19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2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4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28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30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43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4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48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1" style:family="text">
      <style:text-properties fo:font-size="11.00pt" fo:font-weight="normal" fo:font-family="'Segoe UI Symbol'" style:font-family-asian="'Segoe UI Symbol'" style:font-family-complex="'Segoe UI Symbol'" fo:background-color="transparent" fo:color="#4bacc6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3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5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'Segoe UI Symbol'" style:font-family-asian="'Segoe UI Symbol'" style:font-family-complex="'Segoe UI Symbol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6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69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2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4" style:family="text">
      <style:text-properties fo:font-size="11.00pt" fo:font-weight="normal" fo:font-family="'Segoe UI Symbol'" style:font-family-asian="'Segoe UI Symbol'" style:font-family-complex="'Segoe UI Symbol'" fo:background-color="transparent" fo:color="#4bacc6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6" style:family="text">
      <style:text-properties fo:font-size="11.00pt" fo:font-weight="normal" fo:font-family="'Cambria Math'" style:font-family-asian="'Cambria Math'" style:font-family-complex="'Cambria Math'" fo:background-color="transparent" fo:color="#4bacc6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fo:color="#4bacc6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bottom="8.00pt"/>
    </style:style>
    <style:style style:name="P3" style:family="paragraph">
      <style:paragraph-properties fo:line-height="100.00%" fo:text-align="center" fo:margin-bottom="8.00pt"/>
    </style:style>
    <style:style style:name="P4" style:family="paragraph">
      <style:paragraph-properties fo:line-height="100.00%" fo:text-align="left" fo:margin-bottom="8.00p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6" style:family="paragraph">
      <style:paragraph-properties fo:line-height="100.00%" fo:text-align="left" fo:margin-bottom="8.00p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20" style:family="paragraph">
      <style:paragraph-properties fo:line-height="100.00%" fo:text-align="center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24" style:family="paragraph">
      <style:paragraph-properties fo:line-height="100.00%" fo:text-align="center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26" style:family="paragraph">
      <style:paragraph-properties fo:line-height="100.00%" fo:text-align="center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25pt"/>
          <style:tab-stop style:position="26311.80pt"/>
        </style:tab-stops>
      </style:paragraph-properties>
    </style:style>
    <style:style style:name="P28" style:family="paragraph">
      <style:paragraph-properties fo:line-height="100.00%" fo:text-align="left" fo:margin-bottom="8.00p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30" style:family="paragraph">
      <style:paragraph-properties fo:line-height="100.00%" fo:text-align="center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32" style:family="paragraph">
      <style:paragraph-properties fo:line-height="100.00%" fo:text-align="center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36" style:family="paragraph">
      <style:paragraph-properties fo:line-height="100.00%" fo:text-align="center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38" style:family="paragraph">
      <style:paragraph-properties fo:line-height="100.00%" fo:text-align="center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65.25pt"/>
          <style:tab-stop style:position="26311.80pt"/>
          <style:tab-stop style:position="421116.25pt" style:type="right"/>
          <style:tab-stop style:position="-5.40pt"/>
          <style:tab-stop style:position="65.35pt"/>
          <style:tab-stop style:position="26311.80pt"/>
        </style:tab-stops>
      </style:paragraph-properties>
    </style:style>
    <style:style style:name="P40" style:family="paragraph">
      <style:paragraph-properties fo:line-height="100.00%" fo:text-align="left" fo:margin-bottom="8.00pt"/>
    </style:style>
    <style:style style:name="P41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42" style:family="paragraph">
      <style:paragraph-properties fo:line-height="100.00%" fo:text-align="center"/>
    </style:style>
    <style:style style:name="P43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44" style:family="paragraph">
      <style:paragraph-properties fo:line-height="100.00%" fo:text-align="center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48" style:family="paragraph">
      <style:paragraph-properties fo:line-height="100.00%" fo:text-align="center"/>
    </style:style>
    <style:style style:name="P49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50" style:family="paragraph">
      <style:paragraph-properties fo:line-height="100.00%" fo:text-align="center"/>
    </style:style>
    <style:style style:name="P51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54" style:family="paragraph">
      <style:paragraph-properties fo:line-height="100.00%" fo:text-align="center"/>
    </style:style>
    <style:style style:name="P55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58" style:family="paragraph">
      <style:paragraph-properties fo:line-height="100.00%" fo:text-align="center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64" style:family="paragraph">
      <style:paragraph-properties fo:line-height="100.00%" fo:text-align="center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68" style:family="paragraph">
      <style:paragraph-properties fo:line-height="100.00%" fo:text-align="center"/>
    </style:style>
    <style:style style:name="P69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70" style:family="paragraph">
      <style:paragraph-properties fo:line-height="100.00%" fo:text-align="center"/>
    </style:style>
    <style:style style:name="P71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74" style:family="paragraph">
      <style:paragraph-properties fo:line-height="100.00%" fo:text-align="center"/>
    </style:style>
    <style:style style:name="P75" style:family="paragraph">
      <style:paragraph-properties fo:line-height="100.00%" fo:text-align="left" fo:margin-left="5.40pt" fo:text-indent="-5.40pt">
        <style:tab-stops>
          <style:tab-stop style:position="32.95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  <style:tab-stop style:position="-5.40pt"/>
          <style:tab-stop style:position="32.90pt"/>
          <style:tab-stop style:position="26311.80pt"/>
          <style:tab-stop style:position="421116.25pt" style:type="right"/>
        </style:tab-stops>
      </style:paragraph-properties>
    </style:style>
    <style:style style:name="P76" style:family="paragraph">
      <style:paragraph-properties fo:line-height="100.00%" fo:text-align="left" fo:margin-bottom="8.00p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80" style:family="paragraph">
      <style:paragraph-properties fo:line-height="100.00%" fo:text-align="center"/>
    </style:style>
    <style:style style:name="P81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82" style:family="paragraph">
      <style:paragraph-properties fo:line-height="100.00%" fo:text-align="center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86" style:family="paragraph">
      <style:paragraph-properties fo:line-height="100.00%" fo:text-align="center"/>
    </style:style>
    <style:style style:name="P87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88" style:family="paragraph">
      <style:paragraph-properties fo:line-height="100.00%" fo:text-align="center"/>
    </style:style>
    <style:style style:name="P89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92" style:family="paragraph">
      <style:paragraph-properties fo:line-height="100.00%" fo:text-align="center"/>
    </style:style>
    <style:style style:name="P93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94" style:family="paragraph">
      <style:paragraph-properties fo:line-height="100.00%" fo:text-align="center"/>
    </style:style>
    <style:style style:name="P95" style:family="paragraph">
      <style:paragraph-properties fo:line-height="100.00%" fo:text-align="left" fo:margin-left="5.40pt" fo:text-indent="-5.40pt">
        <style:tab-stops>
          <style:tab-stop style:position="54.85pt"/>
          <style:tab-stop style:position="26311.80pt"/>
          <style:tab-stop style:position="421116.25pt" style:type="right"/>
          <style:tab-stop style:position="-5.40pt"/>
          <style:tab-stop style:position="54.85pt"/>
          <style:tab-stop style:position="26311.80pt"/>
          <style:tab-stop style:position="421116.25pt" style:type="right"/>
        </style:tab-stops>
      </style:paragraph-properties>
    </style:style>
    <style:style style:name="P96" style:family="paragraph">
      <style:paragraph-properties fo:line-height="100.00%" fo:text-align="left" fo:margin-bottom="8.00p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98" style:family="paragraph">
      <style:paragraph-properties fo:line-height="100.00%" fo:text-align="center"/>
    </style:style>
    <style:style style:name="P99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100" style:family="paragraph">
      <style:paragraph-properties fo:line-height="100.00%" fo:text-align="center"/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104" style:family="paragraph">
      <style:paragraph-properties fo:line-height="100.00%" fo:text-align="center"/>
    </style:style>
    <style:style style:name="P105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106" style:family="paragraph">
      <style:paragraph-properties fo:line-height="100.00%" fo:text-align="center"/>
    </style:style>
    <style:style style:name="P107" style:family="paragraph">
      <style:paragraph-properties fo:line-height="100.00%" fo:text-align="left" fo:margin-left="5.40pt" fo:text-indent="-5.40pt">
        <style:tab-stops>
          <style:tab-stop style:position="65.35pt"/>
          <style:tab-stop style:position="26311.80pt"/>
          <style:tab-stop style:position="421116.25pt" style:type="right"/>
          <style:tab-stop style:position="-5.40pt"/>
          <style:tab-stop style:position="65.35pt"/>
        </style:tab-stops>
      </style:paragraph-properties>
    </style:style>
    <style:style style:name="P108" style:family="paragraph">
      <style:paragraph-properties fo:line-height="100.00%" fo:text-align="left" fo:margin-bottom="8.00p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10" style:family="paragraph">
      <style:paragraph-properties fo:line-height="100.00%" fo:text-align="center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12" style:family="paragraph">
      <style:paragraph-properties fo:line-height="100.00%" fo:text-align="center"/>
    </style:style>
    <style:style style:name="P113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16" style:family="paragraph">
      <style:paragraph-properties fo:line-height="100.00%" fo:text-align="center"/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18" style:family="paragraph">
      <style:paragraph-properties fo:line-height="100.00%" fo:text-align="center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79.50pt"/>
          <style:tab-stop style:position="26311.80pt"/>
          <style:tab-stop style:position="421116.25pt" style:type="right"/>
          <style:tab-stop style:position="-5.40pt"/>
          <style:tab-stop style:position="79.55pt"/>
        </style:tab-stops>
      </style:paragraph-properties>
    </style:style>
    <style:style style:name="P120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179167in"/>
    </style:style>
    <style:style style:name="TableColumn0101" style:family="table-column">
      <style:table-column-properties style:column-width="1.179861in"/>
    </style:style>
    <style:style style:name="TableColumn0102" style:family="table-column">
      <style:table-column-properties style:column-width="1.179861in"/>
    </style:style>
    <style:style style:name="TableColumn0103" style:family="table-column">
      <style:table-column-properties style:column-width="1.179861in"/>
    </style:style>
    <style:style style:name="TableColumn0104" style:family="table-column">
      <style:table-column-properties style:column-width="1.169444in"/>
    </style:style>
    <style:style style:name="Table01" style:family="table">
      <style:table-properties style:width="5.888194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0.981250in"/>
    </style:style>
    <style:style style:name="TableColumn0201" style:family="table-column">
      <style:table-column-properties style:column-width="0.981250in"/>
    </style:style>
    <style:style style:name="TableColumn0202" style:family="table-column">
      <style:table-column-properties style:column-width="0.988889in"/>
    </style:style>
    <style:style style:name="TableColumn0203" style:family="table-column">
      <style:table-column-properties style:column-width="0.986111in"/>
    </style:style>
    <style:style style:name="TableColumn0204" style:family="table-column">
      <style:table-column-properties style:column-width="1.001389in"/>
    </style:style>
    <style:style style:name="TableColumn0205" style:family="table-column">
      <style:table-column-properties style:column-width="0.959722in"/>
    </style:style>
    <style:style style:name="Table02" style:family="table">
      <style:table-properties style:width="5.898611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2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0.981250in"/>
    </style:style>
    <style:style style:name="TableColumn0301" style:family="table-column">
      <style:table-column-properties style:column-width="0.982639in"/>
    </style:style>
    <style:style style:name="TableColumn0302" style:family="table-column">
      <style:table-column-properties style:column-width="0.990278in"/>
    </style:style>
    <style:style style:name="TableColumn0303" style:family="table-column">
      <style:table-column-properties style:column-width="0.979861in"/>
    </style:style>
    <style:style style:name="TableColumn0304" style:family="table-column">
      <style:table-column-properties style:column-width="1.002778in"/>
    </style:style>
    <style:style style:name="TableColumn0305" style:family="table-column">
      <style:table-column-properties style:column-width="0.961806in"/>
    </style:style>
    <style:style style:name="Table03" style:family="table">
      <style:table-properties style:width="5.89861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3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0.532639in"/>
    </style:style>
    <style:style style:name="TableColumn0401" style:family="table-column">
      <style:table-column-properties style:column-width="0.531944in"/>
    </style:style>
    <style:style style:name="TableColumn0402" style:family="table-column">
      <style:table-column-properties style:column-width="0.531944in"/>
    </style:style>
    <style:style style:name="TableColumn0403" style:family="table-column">
      <style:table-column-properties style:column-width="0.531944in"/>
    </style:style>
    <style:style style:name="TableColumn0404" style:family="table-column">
      <style:table-column-properties style:column-width="0.532639in"/>
    </style:style>
    <style:style style:name="TableColumn0405" style:family="table-column">
      <style:table-column-properties style:column-width="0.540278in"/>
    </style:style>
    <style:style style:name="TableColumn0406" style:family="table-column">
      <style:table-column-properties style:column-width="0.539583in"/>
    </style:style>
    <style:style style:name="TableColumn0407" style:family="table-column">
      <style:table-column-properties style:column-width="0.547222in"/>
    </style:style>
    <style:style style:name="TableColumn0408" style:family="table-column">
      <style:table-column-properties style:column-width="0.539583in"/>
    </style:style>
    <style:style style:name="TableColumn0409" style:family="table-column">
      <style:table-column-properties style:column-width="0.551389in"/>
    </style:style>
    <style:style style:name="TableColumn0410" style:family="table-column">
      <style:table-column-properties style:column-width="0.519444in"/>
    </style:style>
    <style:style style:name="Table04" style:family="table">
      <style:table-properties style:width="5.898611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0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1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2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3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4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5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6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7" style:family="table-row">
      <style:table-row-properties/>
    </style:style>
    <style:style style:name="TableCell04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7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8" style:family="table-row">
      <style:table-row-properties/>
    </style:style>
    <style:style style:name="TableCell04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8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09" style:family="table-row">
      <style:table-row-properties/>
    </style:style>
    <style:style style:name="TableCell04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09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0" style:family="table-row">
      <style:table-row-properties/>
    </style:style>
    <style:style style:name="TableCell04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0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1" style:family="table-row">
      <style:table-row-properties/>
    </style:style>
    <style:style style:name="TableCell04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1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2" style:family="table-row">
      <style:table-row-properties/>
    </style:style>
    <style:style style:name="TableCell04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2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3" style:family="table-row">
      <style:table-row-properties/>
    </style:style>
    <style:style style:name="TableCell04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3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4" style:family="table-row">
      <style:table-row-properties/>
    </style:style>
    <style:style style:name="TableCell04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4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5" style:family="table-row">
      <style:table-row-properties/>
    </style:style>
    <style:style style:name="TableCell04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5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416" style:family="table-row">
      <style:table-row-properties/>
    </style:style>
    <style:style style:name="TableCell041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7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8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09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4161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0.836806in"/>
    </style:style>
    <style:style style:name="TableColumn0501" style:family="table-column">
      <style:table-column-properties style:column-width="0.836806in"/>
    </style:style>
    <style:style style:name="TableColumn0502" style:family="table-column">
      <style:table-column-properties style:column-width="0.837500in"/>
    </style:style>
    <style:style style:name="TableColumn0503" style:family="table-column">
      <style:table-column-properties style:column-width="0.859722in"/>
    </style:style>
    <style:style style:name="TableColumn0504" style:family="table-column">
      <style:table-column-properties style:column-width="0.847222in"/>
    </style:style>
    <style:style style:name="TableColumn0505" style:family="table-column">
      <style:table-column-properties style:column-width="0.859722in"/>
    </style:style>
    <style:style style:name="TableColumn0506" style:family="table-column">
      <style:table-column-properties style:column-width="0.820833in"/>
    </style:style>
    <style:style style:name="Table05" style:family="table">
      <style:table-properties style:width="5.898611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0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1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2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3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4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5" style:family="table-row">
      <style:table-row-properties/>
    </style:style>
    <style:style style:name="TableCell05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5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6" style:family="table-row">
      <style:table-row-properties/>
    </style:style>
    <style:style style:name="TableCell05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6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7" style:family="table-row">
      <style:table-row-properties/>
    </style:style>
    <style:style style:name="TableCell05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7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508" style:family="table-row">
      <style:table-row-properties/>
    </style:style>
    <style:style style:name="TableCell05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5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50806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0.982639in"/>
    </style:style>
    <style:style style:name="TableColumn0601" style:family="table-column">
      <style:table-column-properties style:column-width="0.982639in"/>
    </style:style>
    <style:style style:name="TableColumn0602" style:family="table-column">
      <style:table-column-properties style:column-width="0.983333in"/>
    </style:style>
    <style:style style:name="TableColumn0603" style:family="table-column">
      <style:table-column-properties style:column-width="0.983333in"/>
    </style:style>
    <style:style style:name="TableColumn0604" style:family="table-column">
      <style:table-column-properties style:column-width="0.983333in"/>
    </style:style>
    <style:style style:name="Table06" style:family="table">
      <style:table-properties style:width="4.915278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6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700" style:family="table-column">
      <style:table-column-properties style:column-width="1.179167in"/>
    </style:style>
    <style:style style:name="TableColumn0701" style:family="table-column">
      <style:table-column-properties style:column-width="1.179861in"/>
    </style:style>
    <style:style style:name="TableColumn0702" style:family="table-column">
      <style:table-column-properties style:column-width="1.179861in"/>
    </style:style>
    <style:style style:name="TableColumn0703" style:family="table-column">
      <style:table-column-properties style:column-width="1.179861in"/>
    </style:style>
    <style:style style:name="TableColumn0704" style:family="table-column">
      <style:table-column-properties style:column-width="1.179861in"/>
    </style:style>
    <style:style style:name="Table07" style:family="table">
      <style:table-properties style:width="5.898611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0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1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2" style:family="table-row">
      <style:table-row-properties/>
    </style:style>
    <style:style style:name="TableCell07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2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3" style:family="table-row">
      <style:table-row-properties/>
    </style:style>
    <style:style style:name="TableCell07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3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704" style:family="table-row">
      <style:table-row-properties/>
    </style:style>
    <style:style style:name="TableCell07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3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70404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LM06<text:s/></text:span><text:span text:style-name="T2">–</text:span><text:span text:style-name="T3"><text:s/>Equivalência Lógica</text:span></text:p>
      <text:p text:style-name="P2"><text:span text:style-name="T3"/></text:p>
      <text:p text:style-name="P3"><text:span text:style-name="T3">SAMUEL TOLEDO</text:span><text:span text:style-name="T4"/></text:p>
      <text:p text:style-name="P4"><text:span text:style-name="T5">1. (2,0) Verifique se as proposições a seguir são equivalências tautológicas. </text:span></text:p>
      <text:p text:style-name="P4"><text:span text:style-name="T6">B-<text:s/></text:span><text:span text:style-name="T7">(p<text:s/></text:span><text:span text:style-name="T8">→</text:span><text:span text:style-name="T9"><text:s/>q)<text:s/></text:span><text:span text:style-name="T10">↔</text:span><text:span text:style-name="T11"><text:s/>((p<text:s/></text:span><text:span text:style-name="T12">∨</text:span><text:span text:style-name="T13"><text:s/>q)<text:s/></text:span><text:span text:style-name="T14">↔</text:span><text:span text:style-name="T15"><text:s/>q) R: Não é uma equivalência tautológica.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6"><text:span text:style-name="T16">p</text:span></text:p>
          </table:table-cell>
          <table:table-cell table:style-name="TableCell010001">
            <text:p text:style-name="P6"><text:span text:style-name="T16">q</text:span></text:p>
          </table:table-cell>
          <table:table-cell table:style-name="TableCell010002">
            <text:p text:style-name="P6"><text:span text:style-name="T16">(p<text:s/></text:span><text:span text:style-name="T17">→</text:span><text:span text:style-name="T18"><text:s/>q)</text:span><text:span text:style-name="T19"/></text:p>
          </table:table-cell>
          <table:table-cell table:style-name="TableCell010003">
            <text:p text:style-name="P6"><text:span text:style-name="T19">(p<text:s/></text:span><text:span text:style-name="T20">∨</text:span><text:span text:style-name="T21"><text:s/>q)</text:span><text:span text:style-name="T22"/></text:p>
          </table:table-cell>
          <table:table-cell table:style-name="TableCell010004">
            <text:p text:style-name="P6"><text:span text:style-name="T22">(p<text:s/></text:span><text:span text:style-name="T23">→</text:span><text:span text:style-name="T24"><text:s/>q)<text:s/></text:span><text:span text:style-name="T25">↔</text:span><text:span text:style-name="T26"><text:s/>((p<text:s/></text:span><text:span text:style-name="T27">∨</text:span><text:span text:style-name="T28"><text:s/>q)<text:s/></text:span><text:span text:style-name="T29">↔</text:span><text:span text:style-name="T30"><text:s/>q)</text:span><text:span text:style-name="T31"/></text:p>
          </table:table-cell>
        </table:table-row>
        <table:table-row table:style-name="TableRow0101">
          <table:table-cell table:style-name="TableCell010100">
            <text:p text:style-name="P8"><text:span text:style-name="T32">F</text:span></text:p>
          </table:table-cell>
          <table:table-cell table:style-name="TableCell010101">
            <text:p text:style-name="P8"><text:span text:style-name="T32">F</text:span></text:p>
          </table:table-cell>
          <table:table-cell table:style-name="TableCell010102">
            <text:p text:style-name="P8"><text:span text:style-name="T32">V</text:span></text:p>
          </table:table-cell>
          <table:table-cell table:style-name="TableCell010103">
            <text:p text:style-name="P8"><text:span text:style-name="T32">F</text:span></text:p>
          </table:table-cell>
          <table:table-cell table:style-name="TableCell010104">
            <text:p text:style-name="P8"><text:span text:style-name="T32">F</text:span></text:p>
          </table:table-cell>
        </table:table-row>
        <table:table-row table:style-name="TableRow0102">
          <table:table-cell table:style-name="TableCell010200">
            <text:p text:style-name="P10"><text:span text:style-name="T32">F</text:span></text:p>
          </table:table-cell>
          <table:table-cell table:style-name="TableCell010201">
            <text:p text:style-name="P10"><text:span text:style-name="T32">V</text:span></text:p>
          </table:table-cell>
          <table:table-cell table:style-name="TableCell010202">
            <text:p text:style-name="P10"><text:span text:style-name="T32">V</text:span></text:p>
          </table:table-cell>
          <table:table-cell table:style-name="TableCell010203">
            <text:p text:style-name="P10"><text:span text:style-name="T32">V</text:span></text:p>
          </table:table-cell>
          <table:table-cell table:style-name="TableCell010204">
            <text:p text:style-name="P10"><text:span text:style-name="T32">V</text:span></text:p>
          </table:table-cell>
        </table:table-row>
        <table:table-row table:style-name="TableRow0103">
          <table:table-cell table:style-name="TableCell010300">
            <text:p text:style-name="P12"><text:span text:style-name="T32">V</text:span></text:p>
          </table:table-cell>
          <table:table-cell table:style-name="TableCell010301">
            <text:p text:style-name="P12"><text:span text:style-name="T32">F</text:span></text:p>
          </table:table-cell>
          <table:table-cell table:style-name="TableCell010302">
            <text:p text:style-name="P12"><text:span text:style-name="T32">F</text:span></text:p>
          </table:table-cell>
          <table:table-cell table:style-name="TableCell010303">
            <text:p text:style-name="P12"><text:span text:style-name="T32">V</text:span></text:p>
          </table:table-cell>
          <table:table-cell table:style-name="TableCell010304">
            <text:p text:style-name="P12"><text:span text:style-name="T32">F</text:span></text:p>
          </table:table-cell>
        </table:table-row>
        <table:table-row table:style-name="TableRow0104">
          <table:table-cell table:style-name="TableCell010400">
            <text:p text:style-name="P14"><text:span text:style-name="T32">V</text:span></text:p>
          </table:table-cell>
          <table:table-cell table:style-name="TableCell010401">
            <text:p text:style-name="P14"><text:span text:style-name="T32">V</text:span></text:p>
          </table:table-cell>
          <table:table-cell table:style-name="TableCell010402">
            <text:p text:style-name="P14"><text:span text:style-name="T32">V</text:span></text:p>
          </table:table-cell>
          <table:table-cell table:style-name="TableCell010403">
            <text:p text:style-name="P14"><text:span text:style-name="T32">V</text:span></text:p>
          </table:table-cell>
          <table:table-cell table:style-name="TableCell010404">
            <text:p text:style-name="P14"><text:span text:style-name="T32">V</text:span></text:p>
          </table:table-cell>
        </table:table-row>
      </table:table>
      <text:p text:style-name="P16"><text:span text:style-name="T32"/></text:p>
      <text:p text:style-name="P16"><text:span text:style-name="T32">D- (p<text:s/></text:span><text:span text:style-name="T33">→</text:span><text:span text:style-name="T34"><text:s/>q)<text:s/></text:span><text:span text:style-name="T35">↔</text:span><text:span text:style-name="T36"><text:s/>(p<text:s/></text:span><text:span text:style-name="T37">→</text:span><text:span text:style-name="T38"><text:s/>(p<text:s/></text:span><text:span text:style-name="T39">∧</text:span><text:span text:style-name="T40"><text:s/>q)) R: É uma equivalência tautológica.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column table:style-name="TableColumn0205"/>
        <table:table-row table:style-name="TableRow0200">
          <table:table-cell table:style-name="TableCell020000">
            <text:p text:style-name="P18"><text:span text:style-name="T41">p</text:span><text:span text:style-name="T42"/></text:p>
          </table:table-cell>
          <table:table-cell table:style-name="TableCell020001">
            <text:p text:style-name="P18"><text:span text:style-name="T43">q</text:span><text:span text:style-name="T44"/></text:p>
          </table:table-cell>
          <table:table-cell table:style-name="TableCell020002">
            <text:p text:style-name="P18"><text:span text:style-name="T44">(p<text:s/></text:span><text:span text:style-name="T45">→</text:span><text:span text:style-name="T46"><text:s/>q)</text:span><text:span text:style-name="T47"/></text:p>
          </table:table-cell>
          <table:table-cell table:style-name="TableCell020003">
            <text:p text:style-name="P18"><text:span text:style-name="T47">(p<text:s/></text:span><text:span text:style-name="T48">∧</text:span><text:span text:style-name="T49"><text:s/>q)</text:span><text:span text:style-name="T50"/></text:p>
          </table:table-cell>
          <table:table-cell table:style-name="TableCell020004">
            <text:p text:style-name="P18"><text:span text:style-name="T50">(p<text:s/></text:span><text:span text:style-name="T51">→</text:span><text:span text:style-name="T52"><text:s/>(p<text:s/></text:span><text:span text:style-name="T53">∧</text:span><text:span text:style-name="T54"><text:s/>q)</text:span><text:span text:style-name="T55"/></text:p>
          </table:table-cell>
          <table:table-cell table:style-name="TableCell020005">
            <text:p text:style-name="P18"><text:span text:style-name="T55">(p<text:s/></text:span><text:span text:style-name="T56">→</text:span><text:span text:style-name="T57"><text:s/>q)<text:s/></text:span><text:span text:style-name="T58">↔</text:span><text:span text:style-name="T59"><text:s/>(p<text:s/></text:span><text:span text:style-name="T60">→</text:span><text:span text:style-name="T61"><text:s/>(p<text:s/></text:span><text:span text:style-name="T62">∧</text:span><text:span text:style-name="T63"><text:s/>q))</text:span><text:span text:style-name="T64"/></text:p>
          </table:table-cell>
        </table:table-row>
        <table:table-row table:style-name="TableRow0201">
          <table:table-cell table:style-name="TableCell020100">
            <text:p text:style-name="P20"><text:span text:style-name="T65">F</text:span></text:p>
          </table:table-cell>
          <table:table-cell table:style-name="TableCell020101">
            <text:p text:style-name="P20"><text:span text:style-name="T65">F</text:span></text:p>
          </table:table-cell>
          <table:table-cell table:style-name="TableCell020102">
            <text:p text:style-name="P20"><text:span text:style-name="T65">V</text:span></text:p>
          </table:table-cell>
          <table:table-cell table:style-name="TableCell020103">
            <text:p text:style-name="P20"><text:span text:style-name="T66">F</text:span><text:span text:style-name="T67"/></text:p>
          </table:table-cell>
          <table:table-cell table:style-name="TableCell020104">
            <text:p text:style-name="P20"><text:span text:style-name="T68">V</text:span><text:span text:style-name="T69"/></text:p>
          </table:table-cell>
          <table:table-cell table:style-name="TableCell020105">
            <text:p text:style-name="P20"><text:span text:style-name="T70">V</text:span><text:span text:style-name="T71"/></text:p>
          </table:table-cell>
        </table:table-row>
        <table:table-row table:style-name="TableRow0202">
          <table:table-cell table:style-name="TableCell020200">
            <text:p text:style-name="P22"><text:span text:style-name="T71">F</text:span></text:p>
          </table:table-cell>
          <table:table-cell table:style-name="TableCell020201">
            <text:p text:style-name="P22"><text:span text:style-name="T71">V</text:span></text:p>
          </table:table-cell>
          <table:table-cell table:style-name="TableCell020202">
            <text:p text:style-name="P22"><text:span text:style-name="T71">V</text:span></text:p>
          </table:table-cell>
          <table:table-cell table:style-name="TableCell020203">
            <text:p text:style-name="P22"><text:span text:style-name="T72">F</text:span><text:span text:style-name="T73"/></text:p>
          </table:table-cell>
          <table:table-cell table:style-name="TableCell020204">
            <text:p text:style-name="P22"><text:span text:style-name="T74">V</text:span><text:span text:style-name="T75"/></text:p>
          </table:table-cell>
          <table:table-cell table:style-name="TableCell020205">
            <text:p text:style-name="P22"><text:span text:style-name="T76">V</text:span><text:span text:style-name="T77"/></text:p>
          </table:table-cell>
        </table:table-row>
        <table:table-row table:style-name="TableRow0203">
          <table:table-cell table:style-name="TableCell020300">
            <text:p text:style-name="P24"><text:span text:style-name="T77">V</text:span></text:p>
          </table:table-cell>
          <table:table-cell table:style-name="TableCell020301">
            <text:p text:style-name="P24"><text:span text:style-name="T77">F</text:span></text:p>
          </table:table-cell>
          <table:table-cell table:style-name="TableCell020302">
            <text:p text:style-name="P24"><text:span text:style-name="T77">F</text:span></text:p>
          </table:table-cell>
          <table:table-cell table:style-name="TableCell020303">
            <text:p text:style-name="P24"><text:span text:style-name="T78">F</text:span><text:span text:style-name="T79"/></text:p>
          </table:table-cell>
          <table:table-cell table:style-name="TableCell020304">
            <text:p text:style-name="P24"><text:span text:style-name="T80">F</text:span><text:span text:style-name="T81"/></text:p>
          </table:table-cell>
          <table:table-cell table:style-name="TableCell020305">
            <text:p text:style-name="P24"><text:span text:style-name="T82">V</text:span><text:span text:style-name="T83"/></text:p>
          </table:table-cell>
        </table:table-row>
        <table:table-row table:style-name="TableRow0204">
          <table:table-cell table:style-name="TableCell020400">
            <text:p text:style-name="P26"><text:span text:style-name="T83">V</text:span></text:p>
          </table:table-cell>
          <table:table-cell table:style-name="TableCell020401">
            <text:p text:style-name="P26"><text:span text:style-name="T83">V</text:span></text:p>
          </table:table-cell>
          <table:table-cell table:style-name="TableCell020402">
            <text:p text:style-name="P26"><text:span text:style-name="T83">V</text:span></text:p>
          </table:table-cell>
          <table:table-cell table:style-name="TableCell020403">
            <text:p text:style-name="P26"><text:span text:style-name="T84">V</text:span><text:span text:style-name="T85"/></text:p>
          </table:table-cell>
          <table:table-cell table:style-name="TableCell020404">
            <text:p text:style-name="P26"><text:span text:style-name="T86">V</text:span><text:span text:style-name="T87"/></text:p>
          </table:table-cell>
          <table:table-cell table:style-name="TableCell020405">
            <text:p text:style-name="P26"><text:span text:style-name="T88">V</text:span><text:span text:style-name="T89"/></text:p>
          </table:table-cell>
        </table:table-row>
      </table:table>
      <text:p text:style-name="P28"><text:span text:style-name="T90"/></text:p>
      <text:p text:style-name="P28"><text:span text:style-name="T91">2. (2,0)<text:s/></text:span><text:span text:style-name="T92">♣</text:span><text:span text:style-name="T93"><text:s/>Prove, usando a tabela-verdade, que a bicondicional (p<text:s/></text:span><text:span text:style-name="T94">→ q)<text:s/></text:span><text:span text:style-name="T95">↔</text:span><text:span text:style-name="T96"><text:s/>(p<text:s/></text:span><text:span text:style-name="T97">∨ q<text:s/></text:span><text:span text:style-name="T98">↔</text:span><text:span text:style-name="T99"><text:s/>q) ´e uma equivalência tautológica.<text:s/></text:span><text:span text:style-name="T100"/></text:p>
      <text:p text:style-name="P28"><text:span text:style-name="T101">(p<text:s/></text:span><text:span text:style-name="T102">→</text:span><text:span text:style-name="T103"><text:s/>q)<text:s/></text:span><text:span text:style-name="T104">↔</text:span><text:span text:style-name="T105"><text:s/>(p<text:s/></text:span><text:span text:style-name="T106">∨</text:span><text:span text:style-name="T107"><text:s/>q<text:s/></text:span><text:span text:style-name="T108">↔</text:span><text:span text:style-name="T109"><text:s/>q) R: É uma<text:s text:c="2"/>equivalência tautológica.</text:span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column table:style-name="TableColumn0305"/>
        <table:table-row table:style-name="TableRow0300">
          <table:table-cell table:style-name="TableCell030000">
            <text:p text:style-name="P30"><text:span text:style-name="T110">p</text:span><text:span text:style-name="T111"/></text:p>
          </table:table-cell>
          <table:table-cell table:style-name="TableCell030001">
            <text:p text:style-name="P30"><text:span text:style-name="T112">q</text:span><text:span text:style-name="T113"/></text:p>
          </table:table-cell>
          <table:table-cell table:style-name="TableCell030002">
            <text:p text:style-name="P30"><text:span text:style-name="T113">(p<text:s/></text:span><text:span text:style-name="T114">→</text:span><text:span text:style-name="T115"><text:s/>q)</text:span><text:span text:style-name="T116"/></text:p>
          </table:table-cell>
          <table:table-cell table:style-name="TableCell030003">
            <text:p text:style-name="P30"><text:span text:style-name="T116">p<text:s/></text:span><text:span text:style-name="T117">∨</text:span><text:span text:style-name="T118"><text:s/>q</text:span><text:span text:style-name="T119"/></text:p>
          </table:table-cell>
          <table:table-cell table:style-name="TableCell030004">
            <text:p text:style-name="P30"><text:span text:style-name="T119">(p<text:s/></text:span><text:span text:style-name="T120">∨</text:span><text:span text:style-name="T121"><text:s/>q<text:s/></text:span><text:span text:style-name="T122">↔</text:span><text:span text:style-name="T123"><text:s/>q)</text:span><text:span text:style-name="T124"/></text:p>
          </table:table-cell>
          <table:table-cell table:style-name="TableCell030005">
            <text:p text:style-name="P30"><text:span text:style-name="T124">(p<text:s/></text:span><text:span text:style-name="T125">→</text:span><text:span text:style-name="T126"><text:s/>q)<text:s/></text:span><text:span text:style-name="T127">↔</text:span><text:span text:style-name="T128"><text:s/>(p<text:s/></text:span><text:span text:style-name="T129">∨</text:span><text:span text:style-name="T130"><text:s/>q<text:s/></text:span><text:span text:style-name="T131">↔</text:span><text:span text:style-name="T132"><text:s/>q)</text:span><text:span text:style-name="T133"/></text:p>
          </table:table-cell>
        </table:table-row>
        <table:table-row table:style-name="TableRow0301">
          <table:table-cell table:style-name="TableCell030100">
            <text:p text:style-name="P32"><text:span text:style-name="T134">F</text:span></text:p>
          </table:table-cell>
          <table:table-cell table:style-name="TableCell030101">
            <text:p text:style-name="P32"><text:span text:style-name="T134">F</text:span></text:p>
          </table:table-cell>
          <table:table-cell table:style-name="TableCell030102">
            <text:p text:style-name="P32"><text:span text:style-name="T134">V</text:span></text:p>
          </table:table-cell>
          <table:table-cell table:style-name="TableCell030103">
            <text:p text:style-name="P32"><text:span text:style-name="T134">F</text:span></text:p>
          </table:table-cell>
          <table:table-cell table:style-name="TableCell030104">
            <text:p text:style-name="P32"><text:span text:style-name="T135">V</text:span><text:span text:style-name="T136"/></text:p>
          </table:table-cell>
          <table:table-cell table:style-name="TableCell030105">
            <text:p text:style-name="P32"><text:span text:style-name="T137">V</text:span><text:span text:style-name="T138"/></text:p>
          </table:table-cell>
        </table:table-row>
        <table:table-row table:style-name="TableRow0302">
          <table:table-cell table:style-name="TableCell030200">
            <text:p text:style-name="P34"><text:span text:style-name="T138">F</text:span></text:p>
          </table:table-cell>
          <table:table-cell table:style-name="TableCell030201">
            <text:p text:style-name="P34"><text:span text:style-name="T138">V</text:span></text:p>
          </table:table-cell>
          <table:table-cell table:style-name="TableCell030202">
            <text:p text:style-name="P34"><text:span text:style-name="T138">V</text:span></text:p>
          </table:table-cell>
          <table:table-cell table:style-name="TableCell030203">
            <text:p text:style-name="P34"><text:span text:style-name="T138">V</text:span></text:p>
          </table:table-cell>
          <table:table-cell table:style-name="TableCell030204">
            <text:p text:style-name="P34"><text:span text:style-name="T139">V</text:span><text:span text:style-name="T140"/></text:p>
          </table:table-cell>
          <table:table-cell table:style-name="TableCell030205">
            <text:p text:style-name="P34"><text:span text:style-name="T141">V</text:span><text:span text:style-name="T142"/></text:p>
          </table:table-cell>
        </table:table-row>
        <table:table-row table:style-name="TableRow0303">
          <table:table-cell table:style-name="TableCell030300">
            <text:p text:style-name="P36"><text:span text:style-name="T142">V</text:span></text:p>
          </table:table-cell>
          <table:table-cell table:style-name="TableCell030301">
            <text:p text:style-name="P36"><text:span text:style-name="T142">F</text:span></text:p>
          </table:table-cell>
          <table:table-cell table:style-name="TableCell030302">
            <text:p text:style-name="P36"><text:span text:style-name="T142">F</text:span></text:p>
          </table:table-cell>
          <table:table-cell table:style-name="TableCell030303">
            <text:p text:style-name="P36"><text:span text:style-name="T142">V</text:span></text:p>
          </table:table-cell>
          <table:table-cell table:style-name="TableCell030304">
            <text:p text:style-name="P36"><text:span text:style-name="T143">F</text:span><text:span text:style-name="T144"/></text:p>
          </table:table-cell>
          <table:table-cell table:style-name="TableCell030305">
            <text:p text:style-name="P36"><text:span text:style-name="T145">V</text:span><text:span text:style-name="T146"/></text:p>
          </table:table-cell>
        </table:table-row>
        <table:table-row table:style-name="TableRow0304">
          <table:table-cell table:style-name="TableCell030400">
            <text:p text:style-name="P38"><text:span text:style-name="T146">V</text:span></text:p>
          </table:table-cell>
          <table:table-cell table:style-name="TableCell030401">
            <text:p text:style-name="P38"><text:span text:style-name="T146">V</text:span></text:p>
          </table:table-cell>
          <table:table-cell table:style-name="TableCell030402">
            <text:p text:style-name="P38"><text:span text:style-name="T146">V</text:span></text:p>
          </table:table-cell>
          <table:table-cell table:style-name="TableCell030403">
            <text:p text:style-name="P38"><text:span text:style-name="T146">V</text:span></text:p>
          </table:table-cell>
          <table:table-cell table:style-name="TableCell030404">
            <text:p text:style-name="P38"><text:span text:style-name="T147">V</text:span><text:span text:style-name="T148"/></text:p>
          </table:table-cell>
          <table:table-cell table:style-name="TableCell030405">
            <text:p text:style-name="P38"><text:span text:style-name="T149">V</text:span><text:span text:style-name="T150"/></text:p>
          </table:table-cell>
        </table:table-row>
      </table:table>
      <text:p text:style-name="P40"><text:span text:style-name="T151"/></text:p>
      <text:p text:style-name="P40"><text:span text:style-name="T152">3. (2,0) Prove as equivalências lógicas a partir da tabela-verdade.<text:s/></text:span><text:span text:style-name="T153"/></text:p>
      <text:p text:style-name="P40"><text:span text:style-name="T153">B-<text:s/></text:span><text:span text:style-name="T154">(p<text:s/></text:span><text:span text:style-name="T155">∨</text:span><text:span text:style-name="T156"><text:s/>s<text:s/></text:span><text:span text:style-name="T157">→</text:span><text:span text:style-name="T158"><text:s/>r)<text:s/></text:span><text:span text:style-name="T159">∧</text:span><text:span text:style-name="T160"><text:s/>(¬r<text:s/></text:span><text:span text:style-name="T161">∨</text:span><text:span text:style-name="T162"><text:s/>t)<text:s/></text:span><text:span text:style-name="T163">∧</text:span><text:span text:style-name="T164"><text:s/>¬t<text:s/></text:span><text:span text:style-name="T165">⇔</text:span><text:span text:style-name="T166"><text:s/>¬(p<text:s/></text:span><text:span text:style-name="T167">∨</text:span><text:span text:style-name="T168"><text:s/>s) R: Não é uma equivalência tautológica.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column table:style-name="TableColumn0403"/>
        <table:table-column table:style-name="TableColumn0404"/>
        <table:table-column table:style-name="TableColumn0405"/>
        <table:table-column table:style-name="TableColumn0406"/>
        <table:table-column table:style-name="TableColumn0407"/>
        <table:table-column table:style-name="TableColumn0408"/>
        <table:table-column table:style-name="TableColumn0409"/>
        <table:table-column table:style-name="TableColumn0410"/>
        <table:table-row table:style-name="TableRow0400">
          <table:table-cell table:style-name="TableCell040000">
            <text:p text:style-name="P42"><text:span text:style-name="T169">p</text:span></text:p>
          </table:table-cell>
          <table:table-cell table:style-name="TableCell040001">
            <text:p text:style-name="P42"><text:span text:style-name="T169">r</text:span></text:p>
          </table:table-cell>
          <table:table-cell table:style-name="TableCell040002">
            <text:p text:style-name="P42"><text:span text:style-name="T169">s</text:span></text:p>
          </table:table-cell>
          <table:table-cell table:style-name="TableCell040003">
            <text:p text:style-name="P42"><text:span text:style-name="T169">t</text:span></text:p>
          </table:table-cell>
          <table:table-cell table:style-name="TableCell040004">
            <text:p text:style-name="P42"><text:span text:style-name="T169">p<text:s/></text:span><text:span text:style-name="T170">∨</text:span><text:span text:style-name="T171"><text:s/>s</text:span><text:span text:style-name="T172"/></text:p>
          </table:table-cell>
          <table:table-cell table:style-name="TableCell040005">
            <text:p text:style-name="P42"><text:span text:style-name="T172">(p<text:s/></text:span><text:span text:style-name="T173">∨</text:span><text:span text:style-name="T174"><text:s/>s<text:s/></text:span><text:span text:style-name="T175">→</text:span><text:span text:style-name="T176"><text:s/>r)</text:span><text:span text:style-name="T177"/></text:p>
          </table:table-cell>
          <table:table-cell table:style-name="TableCell040006">
            <text:p text:style-name="P42"><text:span text:style-name="T177">¬r</text:span></text:p>
          </table:table-cell>
          <table:table-cell table:style-name="TableCell040007">
            <text:p text:style-name="P42"><text:span text:style-name="T177">(¬r<text:s/></text:span><text:span text:style-name="T178">∨</text:span><text:span text:style-name="T179"><text:s/>t)</text:span><text:span text:style-name="T180"/></text:p>
          </table:table-cell>
          <table:table-cell table:style-name="TableCell040008">
            <text:p text:style-name="P42"><text:span text:style-name="T180">¬t</text:span></text:p>
          </table:table-cell>
          <table:table-cell table:style-name="TableCell040009">
            <text:p text:style-name="P42"><text:span text:style-name="T180">¬(p<text:s/></text:span><text:span text:style-name="T181">∨</text:span><text:span text:style-name="T182"><text:s/>s)</text:span><text:span text:style-name="T183"/></text:p>
          </table:table-cell>
          <table:table-cell table:style-name="TableCell040010">
            <text:p text:style-name="P42"><text:span text:style-name="T183">(p<text:s/></text:span><text:span text:style-name="T184">∨</text:span><text:span text:style-name="T185"><text:s/>s<text:s/></text:span><text:span text:style-name="T186">→</text:span><text:span text:style-name="T187"><text:s/>r)<text:s/></text:span><text:span text:style-name="T188">∧</text:span><text:span text:style-name="T189"><text:s/>(¬r<text:s/></text:span><text:span text:style-name="T190">∨</text:span><text:span text:style-name="T191"><text:s/>t)<text:s/></text:span><text:span text:style-name="T192">∧</text:span><text:span text:style-name="T193"><text:s/>¬t<text:s/></text:span><text:span text:style-name="T194">⇔</text:span><text:span text:style-name="T195"><text:s/>¬(p<text:s/></text:span><text:span text:style-name="T196">∨</text:span><text:span text:style-name="T197"><text:s/>s)</text:span><text:span text:style-name="T198"/></text:p>
          </table:table-cell>
        </table:table-row>
        <table:table-row table:style-name="TableRow0401">
          <table:table-cell table:style-name="TableCell040100">
            <text:p text:style-name="P44"><text:span text:style-name="T199">F</text:span></text:p>
          </table:table-cell>
          <table:table-cell table:style-name="TableCell040101">
            <text:p text:style-name="P44"><text:span text:style-name="T199">F</text:span></text:p>
          </table:table-cell>
          <table:table-cell table:style-name="TableCell040102">
            <text:p text:style-name="P44"><text:span text:style-name="T199">F</text:span></text:p>
          </table:table-cell>
          <table:table-cell table:style-name="TableCell040103">
            <text:p text:style-name="P44"><text:span text:style-name="T199">F</text:span></text:p>
          </table:table-cell>
          <table:table-cell table:style-name="TableCell040104">
            <text:p text:style-name="P44"><text:span text:style-name="T199">F</text:span></text:p>
          </table:table-cell>
          <table:table-cell table:style-name="TableCell040105">
            <text:p text:style-name="P44"><text:span text:style-name="T199">V</text:span></text:p>
          </table:table-cell>
          <table:table-cell table:style-name="TableCell040106">
            <text:p text:style-name="P44"><text:span text:style-name="T199">V</text:span></text:p>
          </table:table-cell>
          <table:table-cell table:style-name="TableCell040107">
            <text:p text:style-name="P44"><text:span text:style-name="T199">V</text:span></text:p>
          </table:table-cell>
          <table:table-cell table:style-name="TableCell040108">
            <text:p text:style-name="P44"><text:span text:style-name="T199">V</text:span></text:p>
          </table:table-cell>
          <table:table-cell table:style-name="TableCell040109">
            <text:p text:style-name="P44"><text:span text:style-name="T199">V</text:span></text:p>
          </table:table-cell>
          <table:table-cell table:style-name="TableCell040110">
            <text:p text:style-name="P44"><text:span text:style-name="T199">V</text:span></text:p>
          </table:table-cell>
        </table:table-row>
        <table:table-row table:style-name="TableRow0402">
          <table:table-cell table:style-name="TableCell040200">
            <text:p text:style-name="P46"><text:span text:style-name="T199">F</text:span></text:p>
          </table:table-cell>
          <table:table-cell table:style-name="TableCell040201">
            <text:p text:style-name="P46"><text:span text:style-name="T199">F</text:span></text:p>
          </table:table-cell>
          <table:table-cell table:style-name="TableCell040202">
            <text:p text:style-name="P46"><text:span text:style-name="T199">F</text:span></text:p>
          </table:table-cell>
          <table:table-cell table:style-name="TableCell040203">
            <text:p text:style-name="P46"><text:span text:style-name="T199">V</text:span></text:p>
          </table:table-cell>
          <table:table-cell table:style-name="TableCell040204">
            <text:p text:style-name="P46"><text:span text:style-name="T199">F</text:span></text:p>
          </table:table-cell>
          <table:table-cell table:style-name="TableCell040205">
            <text:p text:style-name="P46"><text:span text:style-name="T199">V</text:span></text:p>
          </table:table-cell>
          <table:table-cell table:style-name="TableCell040206">
            <text:p text:style-name="P46"><text:span text:style-name="T199">V</text:span></text:p>
          </table:table-cell>
          <table:table-cell table:style-name="TableCell040207">
            <text:p text:style-name="P46"><text:span text:style-name="T199">V</text:span></text:p>
          </table:table-cell>
          <table:table-cell table:style-name="TableCell040208">
            <text:p text:style-name="P46"><text:span text:style-name="T199">F</text:span></text:p>
          </table:table-cell>
          <table:table-cell table:style-name="TableCell040209">
            <text:p text:style-name="P46"><text:span text:style-name="T199">V</text:span></text:p>
          </table:table-cell>
          <table:table-cell table:style-name="TableCell040210">
            <text:p text:style-name="P46"><text:span text:style-name="T199">F</text:span></text:p>
          </table:table-cell>
        </table:table-row>
        <table:table-row table:style-name="TableRow0403">
          <table:table-cell table:style-name="TableCell040300">
            <text:p text:style-name="P48"><text:span text:style-name="T199">F</text:span></text:p>
          </table:table-cell>
          <table:table-cell table:style-name="TableCell040301">
            <text:p text:style-name="P48"><text:span text:style-name="T199">F</text:span></text:p>
          </table:table-cell>
          <table:table-cell table:style-name="TableCell040302">
            <text:p text:style-name="P48"><text:span text:style-name="T199">V</text:span></text:p>
          </table:table-cell>
          <table:table-cell table:style-name="TableCell040303">
            <text:p text:style-name="P48"><text:span text:style-name="T199">F</text:span></text:p>
          </table:table-cell>
          <table:table-cell table:style-name="TableCell040304">
            <text:p text:style-name="P48"><text:span text:style-name="T199">V</text:span></text:p>
          </table:table-cell>
          <table:table-cell table:style-name="TableCell040305">
            <text:p text:style-name="P48"><text:span text:style-name="T199">F</text:span></text:p>
          </table:table-cell>
          <table:table-cell table:style-name="TableCell040306">
            <text:p text:style-name="P48"><text:span text:style-name="T199">V</text:span></text:p>
          </table:table-cell>
          <table:table-cell table:style-name="TableCell040307">
            <text:p text:style-name="P48"><text:span text:style-name="T199">V</text:span></text:p>
          </table:table-cell>
          <table:table-cell table:style-name="TableCell040308">
            <text:p text:style-name="P48"><text:span text:style-name="T199">V</text:span></text:p>
          </table:table-cell>
          <table:table-cell table:style-name="TableCell040309">
            <text:p text:style-name="P48"><text:span text:style-name="T199">F</text:span></text:p>
          </table:table-cell>
          <table:table-cell table:style-name="TableCell040310">
            <text:p text:style-name="P48"><text:span text:style-name="T199">F</text:span></text:p>
          </table:table-cell>
        </table:table-row>
        <table:table-row table:style-name="TableRow0404">
          <table:table-cell table:style-name="TableCell040400">
            <text:p text:style-name="P50"><text:span text:style-name="T199">F</text:span></text:p>
          </table:table-cell>
          <table:table-cell table:style-name="TableCell040401">
            <text:p text:style-name="P50"><text:span text:style-name="T199">F</text:span></text:p>
          </table:table-cell>
          <table:table-cell table:style-name="TableCell040402">
            <text:p text:style-name="P50"><text:span text:style-name="T199">V</text:span></text:p>
          </table:table-cell>
          <table:table-cell table:style-name="TableCell040403">
            <text:p text:style-name="P50"><text:span text:style-name="T199">V</text:span></text:p>
          </table:table-cell>
          <table:table-cell table:style-name="TableCell040404">
            <text:p text:style-name="P50"><text:span text:style-name="T199">V</text:span></text:p>
          </table:table-cell>
          <table:table-cell table:style-name="TableCell040405">
            <text:p text:style-name="P50"><text:span text:style-name="T199">F</text:span></text:p>
          </table:table-cell>
          <table:table-cell table:style-name="TableCell040406">
            <text:p text:style-name="P50"><text:span text:style-name="T199">V</text:span></text:p>
          </table:table-cell>
          <table:table-cell table:style-name="TableCell040407">
            <text:p text:style-name="P50"><text:span text:style-name="T199">V</text:span></text:p>
          </table:table-cell>
          <table:table-cell table:style-name="TableCell040408">
            <text:p text:style-name="P50"><text:span text:style-name="T199">F</text:span></text:p>
          </table:table-cell>
          <table:table-cell table:style-name="TableCell040409">
            <text:p text:style-name="P50"><text:span text:style-name="T199">F</text:span></text:p>
          </table:table-cell>
          <table:table-cell table:style-name="TableCell040410">
            <text:p text:style-name="P50"><text:span text:style-name="T199">F</text:span></text:p>
          </table:table-cell>
        </table:table-row>
        <table:table-row table:style-name="TableRow0405">
          <table:table-cell table:style-name="TableCell040500">
            <text:p text:style-name="P52"><text:span text:style-name="T199">F</text:span></text:p>
          </table:table-cell>
          <table:table-cell table:style-name="TableCell040501">
            <text:p text:style-name="P52"><text:span text:style-name="T199">V</text:span></text:p>
          </table:table-cell>
          <table:table-cell table:style-name="TableCell040502">
            <text:p text:style-name="P52"><text:span text:style-name="T199">F</text:span></text:p>
          </table:table-cell>
          <table:table-cell table:style-name="TableCell040503">
            <text:p text:style-name="P52"><text:span text:style-name="T199">F</text:span></text:p>
          </table:table-cell>
          <table:table-cell table:style-name="TableCell040504">
            <text:p text:style-name="P52"><text:span text:style-name="T199">F</text:span></text:p>
          </table:table-cell>
          <table:table-cell table:style-name="TableCell040505">
            <text:p text:style-name="P52"><text:span text:style-name="T199">V</text:span></text:p>
          </table:table-cell>
          <table:table-cell table:style-name="TableCell040506">
            <text:p text:style-name="P52"><text:span text:style-name="T199">F</text:span></text:p>
          </table:table-cell>
          <table:table-cell table:style-name="TableCell040507">
            <text:p text:style-name="P52"><text:span text:style-name="T199">F</text:span></text:p>
          </table:table-cell>
          <table:table-cell table:style-name="TableCell040508">
            <text:p text:style-name="P52"><text:span text:style-name="T199">V</text:span></text:p>
          </table:table-cell>
          <table:table-cell table:style-name="TableCell040509">
            <text:p text:style-name="P52"><text:span text:style-name="T199">V</text:span></text:p>
          </table:table-cell>
          <table:table-cell table:style-name="TableCell040510">
            <text:p text:style-name="P52"><text:span text:style-name="T199">F</text:span></text:p>
          </table:table-cell>
        </table:table-row>
        <table:table-row table:style-name="TableRow0406">
          <table:table-cell table:style-name="TableCell040600">
            <text:p text:style-name="P54"><text:span text:style-name="T199">F</text:span></text:p>
          </table:table-cell>
          <table:table-cell table:style-name="TableCell040601">
            <text:p text:style-name="P54"><text:span text:style-name="T199">V</text:span></text:p>
          </table:table-cell>
          <table:table-cell table:style-name="TableCell040602">
            <text:p text:style-name="P54"><text:span text:style-name="T199">F</text:span></text:p>
          </table:table-cell>
          <table:table-cell table:style-name="TableCell040603">
            <text:p text:style-name="P54"><text:span text:style-name="T199">V</text:span></text:p>
          </table:table-cell>
          <table:table-cell table:style-name="TableCell040604">
            <text:p text:style-name="P54"><text:span text:style-name="T199">F</text:span></text:p>
          </table:table-cell>
          <table:table-cell table:style-name="TableCell040605">
            <text:p text:style-name="P54"><text:span text:style-name="T199">V</text:span></text:p>
          </table:table-cell>
          <table:table-cell table:style-name="TableCell040606">
            <text:p text:style-name="P54"><text:span text:style-name="T199">F</text:span></text:p>
          </table:table-cell>
          <table:table-cell table:style-name="TableCell040607">
            <text:p text:style-name="P54"><text:span text:style-name="T199">V</text:span></text:p>
          </table:table-cell>
          <table:table-cell table:style-name="TableCell040608">
            <text:p text:style-name="P54"><text:span text:style-name="T199">F</text:span></text:p>
          </table:table-cell>
          <table:table-cell table:style-name="TableCell040609">
            <text:p text:style-name="P54"><text:span text:style-name="T199">V</text:span></text:p>
          </table:table-cell>
          <table:table-cell table:style-name="TableCell040610">
            <text:p text:style-name="P54"><text:span text:style-name="T199">F</text:span></text:p>
          </table:table-cell>
        </table:table-row>
        <table:table-row table:style-name="TableRow0407">
          <table:table-cell table:style-name="TableCell040700">
            <text:p text:style-name="P56"><text:span text:style-name="T199">F</text:span></text:p>
          </table:table-cell>
          <table:table-cell table:style-name="TableCell040701">
            <text:p text:style-name="P56"><text:span text:style-name="T199">V</text:span></text:p>
          </table:table-cell>
          <table:table-cell table:style-name="TableCell040702">
            <text:p text:style-name="P56"><text:span text:style-name="T199">V</text:span></text:p>
          </table:table-cell>
          <table:table-cell table:style-name="TableCell040703">
            <text:p text:style-name="P56"><text:span text:style-name="T199">F</text:span></text:p>
          </table:table-cell>
          <table:table-cell table:style-name="TableCell040704">
            <text:p text:style-name="P56"><text:span text:style-name="T199">V</text:span></text:p>
          </table:table-cell>
          <table:table-cell table:style-name="TableCell040705">
            <text:p text:style-name="P56"><text:span text:style-name="T199">V</text:span></text:p>
          </table:table-cell>
          <table:table-cell table:style-name="TableCell040706">
            <text:p text:style-name="P56"><text:span text:style-name="T199">F</text:span></text:p>
          </table:table-cell>
          <table:table-cell table:style-name="TableCell040707">
            <text:p text:style-name="P56"><text:span text:style-name="T199">F</text:span></text:p>
          </table:table-cell>
          <table:table-cell table:style-name="TableCell040708">
            <text:p text:style-name="P56"><text:span text:style-name="T199">V</text:span></text:p>
          </table:table-cell>
          <table:table-cell table:style-name="TableCell040709">
            <text:p text:style-name="P56"><text:span text:style-name="T199">F</text:span></text:p>
          </table:table-cell>
          <table:table-cell table:style-name="TableCell040710">
            <text:p text:style-name="P56"><text:span text:style-name="T199">F</text:span></text:p>
          </table:table-cell>
        </table:table-row>
        <table:table-row table:style-name="TableRow0408">
          <table:table-cell table:style-name="TableCell040800">
            <text:p text:style-name="P58"><text:span text:style-name="T199">F</text:span></text:p>
          </table:table-cell>
          <table:table-cell table:style-name="TableCell040801">
            <text:p text:style-name="P58"><text:span text:style-name="T199">V</text:span></text:p>
          </table:table-cell>
          <table:table-cell table:style-name="TableCell040802">
            <text:p text:style-name="P58"><text:span text:style-name="T199">V</text:span></text:p>
          </table:table-cell>
          <table:table-cell table:style-name="TableCell040803">
            <text:p text:style-name="P58"><text:span text:style-name="T199">V</text:span></text:p>
          </table:table-cell>
          <table:table-cell table:style-name="TableCell040804">
            <text:p text:style-name="P58"><text:span text:style-name="T199">V</text:span></text:p>
          </table:table-cell>
          <table:table-cell table:style-name="TableCell040805">
            <text:p text:style-name="P58"><text:span text:style-name="T199">V</text:span></text:p>
          </table:table-cell>
          <table:table-cell table:style-name="TableCell040806">
            <text:p text:style-name="P58"><text:span text:style-name="T199">F</text:span></text:p>
          </table:table-cell>
          <table:table-cell table:style-name="TableCell040807">
            <text:p text:style-name="P58"><text:span text:style-name="T199">V</text:span></text:p>
          </table:table-cell>
          <table:table-cell table:style-name="TableCell040808">
            <text:p text:style-name="P58"><text:span text:style-name="T199">F</text:span></text:p>
          </table:table-cell>
          <table:table-cell table:style-name="TableCell040809">
            <text:p text:style-name="P58"><text:span text:style-name="T199">F</text:span></text:p>
          </table:table-cell>
          <table:table-cell table:style-name="TableCell040810">
            <text:p text:style-name="P58"><text:span text:style-name="T199">F</text:span></text:p>
          </table:table-cell>
        </table:table-row>
        <table:table-row table:style-name="TableRow0409">
          <table:table-cell table:style-name="TableCell040900">
            <text:p text:style-name="P60"><text:span text:style-name="T199">V</text:span></text:p>
          </table:table-cell>
          <table:table-cell table:style-name="TableCell040901">
            <text:p text:style-name="P60"><text:span text:style-name="T199">F</text:span></text:p>
          </table:table-cell>
          <table:table-cell table:style-name="TableCell040902">
            <text:p text:style-name="P60"><text:span text:style-name="T199">F</text:span></text:p>
          </table:table-cell>
          <table:table-cell table:style-name="TableCell040903">
            <text:p text:style-name="P60"><text:span text:style-name="T199">F</text:span></text:p>
          </table:table-cell>
          <table:table-cell table:style-name="TableCell040904">
            <text:p text:style-name="P60"><text:span text:style-name="T199">V</text:span></text:p>
          </table:table-cell>
          <table:table-cell table:style-name="TableCell040905">
            <text:p text:style-name="P60"><text:span text:style-name="T199">F</text:span></text:p>
          </table:table-cell>
          <table:table-cell table:style-name="TableCell040906">
            <text:p text:style-name="P60"><text:span text:style-name="T199">V</text:span></text:p>
          </table:table-cell>
          <table:table-cell table:style-name="TableCell040907">
            <text:p text:style-name="P60"><text:span text:style-name="T199">V</text:span></text:p>
          </table:table-cell>
          <table:table-cell table:style-name="TableCell040908">
            <text:p text:style-name="P60"><text:span text:style-name="T199">V</text:span></text:p>
          </table:table-cell>
          <table:table-cell table:style-name="TableCell040909">
            <text:p text:style-name="P60"><text:span text:style-name="T199">F</text:span></text:p>
          </table:table-cell>
          <table:table-cell table:style-name="TableCell040910">
            <text:p text:style-name="P60"><text:span text:style-name="T199">F</text:span></text:p>
          </table:table-cell>
        </table:table-row>
        <table:table-row table:style-name="TableRow0410">
          <table:table-cell table:style-name="TableCell041000">
            <text:p text:style-name="P62"><text:span text:style-name="T199">V</text:span></text:p>
          </table:table-cell>
          <table:table-cell table:style-name="TableCell041001">
            <text:p text:style-name="P62"><text:span text:style-name="T199">F</text:span></text:p>
          </table:table-cell>
          <table:table-cell table:style-name="TableCell041002">
            <text:p text:style-name="P62"><text:span text:style-name="T199">F</text:span></text:p>
          </table:table-cell>
          <table:table-cell table:style-name="TableCell041003">
            <text:p text:style-name="P62"><text:span text:style-name="T199">V</text:span></text:p>
          </table:table-cell>
          <table:table-cell table:style-name="TableCell041004">
            <text:p text:style-name="P62"><text:span text:style-name="T199">V</text:span></text:p>
          </table:table-cell>
          <table:table-cell table:style-name="TableCell041005">
            <text:p text:style-name="P62"><text:span text:style-name="T199">F</text:span></text:p>
          </table:table-cell>
          <table:table-cell table:style-name="TableCell041006">
            <text:p text:style-name="P62"><text:span text:style-name="T199">V</text:span></text:p>
          </table:table-cell>
          <table:table-cell table:style-name="TableCell041007">
            <text:p text:style-name="P62"><text:span text:style-name="T199">V</text:span></text:p>
          </table:table-cell>
          <table:table-cell table:style-name="TableCell041008">
            <text:p text:style-name="P62"><text:span text:style-name="T199">F</text:span></text:p>
          </table:table-cell>
          <table:table-cell table:style-name="TableCell041009">
            <text:p text:style-name="P62"><text:span text:style-name="T199">F</text:span></text:p>
          </table:table-cell>
          <table:table-cell table:style-name="TableCell041010">
            <text:p text:style-name="P62"><text:span text:style-name="T199">F</text:span></text:p>
          </table:table-cell>
        </table:table-row>
        <table:table-row table:style-name="TableRow0411">
          <table:table-cell table:style-name="TableCell041100">
            <text:p text:style-name="P64"><text:span text:style-name="T199">V</text:span></text:p>
          </table:table-cell>
          <table:table-cell table:style-name="TableCell041101">
            <text:p text:style-name="P64"><text:span text:style-name="T199">F</text:span></text:p>
          </table:table-cell>
          <table:table-cell table:style-name="TableCell041102">
            <text:p text:style-name="P64"><text:span text:style-name="T199">V</text:span></text:p>
          </table:table-cell>
          <table:table-cell table:style-name="TableCell041103">
            <text:p text:style-name="P64"><text:span text:style-name="T199">F</text:span></text:p>
          </table:table-cell>
          <table:table-cell table:style-name="TableCell041104">
            <text:p text:style-name="P64"><text:span text:style-name="T199">V</text:span></text:p>
          </table:table-cell>
          <table:table-cell table:style-name="TableCell041105">
            <text:p text:style-name="P64"><text:span text:style-name="T199">F</text:span></text:p>
          </table:table-cell>
          <table:table-cell table:style-name="TableCell041106">
            <text:p text:style-name="P64"><text:span text:style-name="T199">V</text:span></text:p>
          </table:table-cell>
          <table:table-cell table:style-name="TableCell041107">
            <text:p text:style-name="P64"><text:span text:style-name="T199">V</text:span></text:p>
          </table:table-cell>
          <table:table-cell table:style-name="TableCell041108">
            <text:p text:style-name="P64"><text:span text:style-name="T199">V</text:span></text:p>
          </table:table-cell>
          <table:table-cell table:style-name="TableCell041109">
            <text:p text:style-name="P64"><text:span text:style-name="T199">F</text:span></text:p>
          </table:table-cell>
          <table:table-cell table:style-name="TableCell041110">
            <text:p text:style-name="P64"><text:span text:style-name="T199">F</text:span></text:p>
          </table:table-cell>
        </table:table-row>
        <table:table-row table:style-name="TableRow0412">
          <table:table-cell table:style-name="TableCell041200">
            <text:p text:style-name="P66"><text:span text:style-name="T199">V</text:span></text:p>
          </table:table-cell>
          <table:table-cell table:style-name="TableCell041201">
            <text:p text:style-name="P66"><text:span text:style-name="T199">F</text:span></text:p>
          </table:table-cell>
          <table:table-cell table:style-name="TableCell041202">
            <text:p text:style-name="P66"><text:span text:style-name="T199">V</text:span></text:p>
          </table:table-cell>
          <table:table-cell table:style-name="TableCell041203">
            <text:p text:style-name="P66"><text:span text:style-name="T199">V</text:span></text:p>
          </table:table-cell>
          <table:table-cell table:style-name="TableCell041204">
            <text:p text:style-name="P66"><text:span text:style-name="T199">V</text:span></text:p>
          </table:table-cell>
          <table:table-cell table:style-name="TableCell041205">
            <text:p text:style-name="P66"><text:span text:style-name="T199">F</text:span></text:p>
          </table:table-cell>
          <table:table-cell table:style-name="TableCell041206">
            <text:p text:style-name="P66"><text:span text:style-name="T199">V</text:span></text:p>
          </table:table-cell>
          <table:table-cell table:style-name="TableCell041207">
            <text:p text:style-name="P66"><text:span text:style-name="T199">V</text:span></text:p>
          </table:table-cell>
          <table:table-cell table:style-name="TableCell041208">
            <text:p text:style-name="P66"><text:span text:style-name="T199">F</text:span></text:p>
          </table:table-cell>
          <table:table-cell table:style-name="TableCell041209">
            <text:p text:style-name="P66"><text:span text:style-name="T199">F</text:span></text:p>
          </table:table-cell>
          <table:table-cell table:style-name="TableCell041210">
            <text:p text:style-name="P66"><text:span text:style-name="T199">F</text:span></text:p>
          </table:table-cell>
        </table:table-row>
        <table:table-row table:style-name="TableRow0413">
          <table:table-cell table:style-name="TableCell041300">
            <text:p text:style-name="P68"><text:span text:style-name="T199">V</text:span></text:p>
          </table:table-cell>
          <table:table-cell table:style-name="TableCell041301">
            <text:p text:style-name="P68"><text:span text:style-name="T199">V</text:span></text:p>
          </table:table-cell>
          <table:table-cell table:style-name="TableCell041302">
            <text:p text:style-name="P68"><text:span text:style-name="T199">F</text:span></text:p>
          </table:table-cell>
          <table:table-cell table:style-name="TableCell041303">
            <text:p text:style-name="P68"><text:span text:style-name="T199">F</text:span></text:p>
          </table:table-cell>
          <table:table-cell table:style-name="TableCell041304">
            <text:p text:style-name="P68"><text:span text:style-name="T199">V</text:span></text:p>
          </table:table-cell>
          <table:table-cell table:style-name="TableCell041305">
            <text:p text:style-name="P68"><text:span text:style-name="T199">V</text:span></text:p>
          </table:table-cell>
          <table:table-cell table:style-name="TableCell041306">
            <text:p text:style-name="P68"><text:span text:style-name="T199">F</text:span></text:p>
          </table:table-cell>
          <table:table-cell table:style-name="TableCell041307">
            <text:p text:style-name="P68"><text:span text:style-name="T199">F</text:span></text:p>
          </table:table-cell>
          <table:table-cell table:style-name="TableCell041308">
            <text:p text:style-name="P68"><text:span text:style-name="T199">V</text:span></text:p>
          </table:table-cell>
          <table:table-cell table:style-name="TableCell041309">
            <text:p text:style-name="P68"><text:span text:style-name="T199">F</text:span></text:p>
          </table:table-cell>
          <table:table-cell table:style-name="TableCell041310">
            <text:p text:style-name="P68"><text:span text:style-name="T199">F</text:span></text:p>
          </table:table-cell>
        </table:table-row>
        <table:table-row table:style-name="TableRow0414">
          <table:table-cell table:style-name="TableCell041400">
            <text:p text:style-name="P70"><text:span text:style-name="T199">V</text:span></text:p>
          </table:table-cell>
          <table:table-cell table:style-name="TableCell041401">
            <text:p text:style-name="P70"><text:span text:style-name="T199">V</text:span></text:p>
          </table:table-cell>
          <table:table-cell table:style-name="TableCell041402">
            <text:p text:style-name="P70"><text:span text:style-name="T199">F</text:span></text:p>
          </table:table-cell>
          <table:table-cell table:style-name="TableCell041403">
            <text:p text:style-name="P70"><text:span text:style-name="T199">V</text:span></text:p>
          </table:table-cell>
          <table:table-cell table:style-name="TableCell041404">
            <text:p text:style-name="P70"><text:span text:style-name="T199">V</text:span></text:p>
          </table:table-cell>
          <table:table-cell table:style-name="TableCell041405">
            <text:p text:style-name="P70"><text:span text:style-name="T199">V</text:span></text:p>
          </table:table-cell>
          <table:table-cell table:style-name="TableCell041406">
            <text:p text:style-name="P70"><text:span text:style-name="T199">F</text:span></text:p>
          </table:table-cell>
          <table:table-cell table:style-name="TableCell041407">
            <text:p text:style-name="P70"><text:span text:style-name="T199">V</text:span></text:p>
          </table:table-cell>
          <table:table-cell table:style-name="TableCell041408">
            <text:p text:style-name="P70"><text:span text:style-name="T199">F</text:span></text:p>
          </table:table-cell>
          <table:table-cell table:style-name="TableCell041409">
            <text:p text:style-name="P70"><text:span text:style-name="T199">F</text:span></text:p>
          </table:table-cell>
          <table:table-cell table:style-name="TableCell041410">
            <text:p text:style-name="P70"><text:span text:style-name="T199">F</text:span></text:p>
          </table:table-cell>
        </table:table-row>
        <table:table-row table:style-name="TableRow0415">
          <table:table-cell table:style-name="TableCell041500">
            <text:p text:style-name="P72"><text:span text:style-name="T199">V</text:span></text:p>
          </table:table-cell>
          <table:table-cell table:style-name="TableCell041501">
            <text:p text:style-name="P72"><text:span text:style-name="T199">V</text:span></text:p>
          </table:table-cell>
          <table:table-cell table:style-name="TableCell041502">
            <text:p text:style-name="P72"><text:span text:style-name="T199">V</text:span></text:p>
          </table:table-cell>
          <table:table-cell table:style-name="TableCell041503">
            <text:p text:style-name="P72"><text:span text:style-name="T199">F</text:span></text:p>
          </table:table-cell>
          <table:table-cell table:style-name="TableCell041504">
            <text:p text:style-name="P72"><text:span text:style-name="T199">V</text:span></text:p>
          </table:table-cell>
          <table:table-cell table:style-name="TableCell041505">
            <text:p text:style-name="P72"><text:span text:style-name="T199">V</text:span></text:p>
          </table:table-cell>
          <table:table-cell table:style-name="TableCell041506">
            <text:p text:style-name="P72"><text:span text:style-name="T199">F</text:span></text:p>
          </table:table-cell>
          <table:table-cell table:style-name="TableCell041507">
            <text:p text:style-name="P72"><text:span text:style-name="T199">F</text:span></text:p>
          </table:table-cell>
          <table:table-cell table:style-name="TableCell041508">
            <text:p text:style-name="P72"><text:span text:style-name="T199">V</text:span></text:p>
          </table:table-cell>
          <table:table-cell table:style-name="TableCell041509">
            <text:p text:style-name="P72"><text:span text:style-name="T199">F</text:span></text:p>
          </table:table-cell>
          <table:table-cell table:style-name="TableCell041510">
            <text:p text:style-name="P72"><text:span text:style-name="T199">F</text:span></text:p>
          </table:table-cell>
        </table:table-row>
        <table:table-row table:style-name="TableRow0416">
          <table:table-cell table:style-name="TableCell041600">
            <text:p text:style-name="P74"><text:span text:style-name="T199">V</text:span></text:p>
          </table:table-cell>
          <table:table-cell table:style-name="TableCell041601">
            <text:p text:style-name="P74"><text:span text:style-name="T199">V</text:span></text:p>
          </table:table-cell>
          <table:table-cell table:style-name="TableCell041602">
            <text:p text:style-name="P74"><text:span text:style-name="T199">V</text:span></text:p>
          </table:table-cell>
          <table:table-cell table:style-name="TableCell041603">
            <text:p text:style-name="P74"><text:span text:style-name="T199">V</text:span></text:p>
          </table:table-cell>
          <table:table-cell table:style-name="TableCell041604">
            <text:p text:style-name="P74"><text:span text:style-name="T199">V</text:span></text:p>
          </table:table-cell>
          <table:table-cell table:style-name="TableCell041605">
            <text:p text:style-name="P74"><text:span text:style-name="T199">V</text:span></text:p>
          </table:table-cell>
          <table:table-cell table:style-name="TableCell041606">
            <text:p text:style-name="P74"><text:span text:style-name="T199">F</text:span></text:p>
          </table:table-cell>
          <table:table-cell table:style-name="TableCell041607">
            <text:p text:style-name="P74"><text:span text:style-name="T199">V</text:span></text:p>
          </table:table-cell>
          <table:table-cell table:style-name="TableCell041608">
            <text:p text:style-name="P74"><text:span text:style-name="T199">F</text:span></text:p>
          </table:table-cell>
          <table:table-cell table:style-name="TableCell041609">
            <text:p text:style-name="P74"><text:span text:style-name="T199">F</text:span></text:p>
          </table:table-cell>
          <table:table-cell table:style-name="TableCell041610">
            <text:p text:style-name="P74"><text:span text:style-name="T199">F</text:span></text:p>
          </table:table-cell>
        </table:table-row>
      </table:table>
      <text:p text:style-name="P76"><text:span text:style-name="T199"/></text:p>
      <text:p text:style-name="P76"><text:span text:style-name="T199">E- (¬p<text:s/></text:span><text:span text:style-name="T200">∧</text:span><text:span text:style-name="T201"><text:s/>q)<text:s/></text:span><text:span text:style-name="T202">∧</text:span><text:span text:style-name="T203"><text:s/>(q<text:s/></text:span><text:span text:style-name="T204">→</text:span><text:span text:style-name="T205"><text:s/>p<text:s/></text:span><text:span text:style-name="T206">∨</text:span><text:span text:style-name="T207"><text:s/>s)<text:s/></text:span><text:span text:style-name="T208">⇔</text:span><text:span text:style-name="T209"><text:s/>s R: Não é uma equivalência tautológica.<text:s text:c="30"/>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column table:style-name="TableColumn0503"/>
        <table:table-column table:style-name="TableColumn0504"/>
        <table:table-column table:style-name="TableColumn0505"/>
        <table:table-column table:style-name="TableColumn0506"/>
        <table:table-row table:style-name="TableRow0500">
          <table:table-cell table:style-name="TableCell050000">
            <text:p text:style-name="P78"><text:span text:style-name="T210">p</text:span></text:p>
          </table:table-cell>
          <table:table-cell table:style-name="TableCell050001">
            <text:p text:style-name="P78"><text:span text:style-name="T210">q</text:span></text:p>
          </table:table-cell>
          <table:table-cell table:style-name="TableCell050002">
            <text:p text:style-name="P78"><text:span text:style-name="T210">s</text:span></text:p>
          </table:table-cell>
          <table:table-cell table:style-name="TableCell050003">
            <text:p text:style-name="P78"><text:span text:style-name="T210">(¬p<text:s/></text:span><text:span text:style-name="T211">∧</text:span><text:span text:style-name="T212"><text:s/>q)</text:span><text:span text:style-name="T213"/></text:p>
          </table:table-cell>
          <table:table-cell table:style-name="TableCell050004">
            <text:p text:style-name="P78"><text:span text:style-name="T213">p<text:s/></text:span><text:span text:style-name="T214">∨</text:span><text:span text:style-name="T215"><text:s/>s</text:span><text:span text:style-name="T216"/></text:p>
          </table:table-cell>
          <table:table-cell table:style-name="TableCell050005">
            <text:p text:style-name="P78"><text:span text:style-name="T216">(q<text:s/></text:span><text:span text:style-name="T217">→</text:span><text:span text:style-name="T218"><text:s/>p<text:s/></text:span><text:span text:style-name="T219">∨</text:span><text:span text:style-name="T220"><text:s/>s)</text:span><text:span text:style-name="T221"/></text:p>
          </table:table-cell>
          <table:table-cell table:style-name="TableCell050006">
            <text:p text:style-name="P78"><text:span text:style-name="T221">(¬p<text:s/></text:span><text:span text:style-name="T222">∧</text:span><text:span text:style-name="T223"><text:s/>q)<text:s/></text:span><text:span text:style-name="T224">∧</text:span><text:span text:style-name="T225"><text:s/>(q<text:s/></text:span><text:span text:style-name="T226">→</text:span><text:span text:style-name="T227"><text:s/>p<text:s/></text:span><text:span text:style-name="T228">∨</text:span><text:span text:style-name="T229"><text:s/>s)<text:s/></text:span><text:span text:style-name="T230">⇔</text:span><text:span text:style-name="T231"><text:s/>s</text:span><text:span text:style-name="T232"/></text:p>
          </table:table-cell>
        </table:table-row>
        <table:table-row table:style-name="TableRow0501">
          <table:table-cell table:style-name="TableCell050100">
            <text:p text:style-name="P80"><text:span text:style-name="T233">F</text:span></text:p>
          </table:table-cell>
          <table:table-cell table:style-name="TableCell050101">
            <text:p text:style-name="P80"><text:span text:style-name="T233">F</text:span></text:p>
          </table:table-cell>
          <table:table-cell table:style-name="TableCell050102">
            <text:p text:style-name="P80"><text:span text:style-name="T233">F</text:span></text:p>
          </table:table-cell>
          <table:table-cell table:style-name="TableCell050103">
            <text:p text:style-name="P80"><text:span text:style-name="T233">F</text:span></text:p>
          </table:table-cell>
          <table:table-cell table:style-name="TableCell050104">
            <text:p text:style-name="P80"><text:span text:style-name="T233">F</text:span></text:p>
          </table:table-cell>
          <table:table-cell table:style-name="TableCell050105">
            <text:p text:style-name="P80"><text:span text:style-name="T233">V</text:span></text:p>
          </table:table-cell>
          <table:table-cell table:style-name="TableCell050106">
            <text:p text:style-name="P80"><text:span text:style-name="T233">F</text:span></text:p>
          </table:table-cell>
        </table:table-row>
        <table:table-row table:style-name="TableRow0502">
          <table:table-cell table:style-name="TableCell050200">
            <text:p text:style-name="P82"><text:span text:style-name="T233">F</text:span></text:p>
          </table:table-cell>
          <table:table-cell table:style-name="TableCell050201">
            <text:p text:style-name="P82"><text:span text:style-name="T233">F</text:span></text:p>
          </table:table-cell>
          <table:table-cell table:style-name="TableCell050202">
            <text:p text:style-name="P82"><text:span text:style-name="T233">V</text:span></text:p>
          </table:table-cell>
          <table:table-cell table:style-name="TableCell050203">
            <text:p text:style-name="P82"><text:span text:style-name="T233">F</text:span></text:p>
          </table:table-cell>
          <table:table-cell table:style-name="TableCell050204">
            <text:p text:style-name="P82"><text:span text:style-name="T233">V</text:span></text:p>
          </table:table-cell>
          <table:table-cell table:style-name="TableCell050205">
            <text:p text:style-name="P82"><text:span text:style-name="T233">V</text:span></text:p>
          </table:table-cell>
          <table:table-cell table:style-name="TableCell050206">
            <text:p text:style-name="P82"><text:span text:style-name="T233">F</text:span></text:p>
          </table:table-cell>
        </table:table-row>
        <table:table-row table:style-name="TableRow0503">
          <table:table-cell table:style-name="TableCell050300">
            <text:p text:style-name="P84"><text:span text:style-name="T233">F</text:span></text:p>
          </table:table-cell>
          <table:table-cell table:style-name="TableCell050301">
            <text:p text:style-name="P84"><text:span text:style-name="T233">V</text:span></text:p>
          </table:table-cell>
          <table:table-cell table:style-name="TableCell050302">
            <text:p text:style-name="P84"><text:span text:style-name="T233">F</text:span></text:p>
          </table:table-cell>
          <table:table-cell table:style-name="TableCell050303">
            <text:p text:style-name="P84"><text:span text:style-name="T233">V</text:span></text:p>
          </table:table-cell>
          <table:table-cell table:style-name="TableCell050304">
            <text:p text:style-name="P84"><text:span text:style-name="T233">F</text:span></text:p>
          </table:table-cell>
          <table:table-cell table:style-name="TableCell050305">
            <text:p text:style-name="P84"><text:span text:style-name="T233">F</text:span></text:p>
          </table:table-cell>
          <table:table-cell table:style-name="TableCell050306">
            <text:p text:style-name="P84"><text:span text:style-name="T233">F</text:span></text:p>
          </table:table-cell>
        </table:table-row>
        <table:table-row table:style-name="TableRow0504">
          <table:table-cell table:style-name="TableCell050400">
            <text:p text:style-name="P86"><text:span text:style-name="T233">F</text:span></text:p>
          </table:table-cell>
          <table:table-cell table:style-name="TableCell050401">
            <text:p text:style-name="P86"><text:span text:style-name="T233">V</text:span></text:p>
          </table:table-cell>
          <table:table-cell table:style-name="TableCell050402">
            <text:p text:style-name="P86"><text:span text:style-name="T233">V</text:span></text:p>
          </table:table-cell>
          <table:table-cell table:style-name="TableCell050403">
            <text:p text:style-name="P86"><text:span text:style-name="T233">V</text:span></text:p>
          </table:table-cell>
          <table:table-cell table:style-name="TableCell050404">
            <text:p text:style-name="P86"><text:span text:style-name="T233">V</text:span></text:p>
          </table:table-cell>
          <table:table-cell table:style-name="TableCell050405">
            <text:p text:style-name="P86"><text:span text:style-name="T233">V</text:span></text:p>
          </table:table-cell>
          <table:table-cell table:style-name="TableCell050406">
            <text:p text:style-name="P86"><text:span text:style-name="T233">V</text:span></text:p>
          </table:table-cell>
        </table:table-row>
        <table:table-row table:style-name="TableRow0505">
          <table:table-cell table:style-name="TableCell050500">
            <text:p text:style-name="P88"><text:span text:style-name="T233">V</text:span></text:p>
          </table:table-cell>
          <table:table-cell table:style-name="TableCell050501">
            <text:p text:style-name="P88"><text:span text:style-name="T233">F</text:span></text:p>
          </table:table-cell>
          <table:table-cell table:style-name="TableCell050502">
            <text:p text:style-name="P88"><text:span text:style-name="T233">F</text:span></text:p>
          </table:table-cell>
          <table:table-cell table:style-name="TableCell050503">
            <text:p text:style-name="P88"><text:span text:style-name="T233">F</text:span></text:p>
          </table:table-cell>
          <table:table-cell table:style-name="TableCell050504">
            <text:p text:style-name="P88"><text:span text:style-name="T233">V</text:span></text:p>
          </table:table-cell>
          <table:table-cell table:style-name="TableCell050505">
            <text:p text:style-name="P88"><text:span text:style-name="T233">V</text:span></text:p>
          </table:table-cell>
          <table:table-cell table:style-name="TableCell050506">
            <text:p text:style-name="P88"><text:span text:style-name="T233">F</text:span></text:p>
          </table:table-cell>
        </table:table-row>
        <table:table-row table:style-name="TableRow0506">
          <table:table-cell table:style-name="TableCell050600">
            <text:p text:style-name="P90"><text:span text:style-name="T233">V</text:span></text:p>
          </table:table-cell>
          <table:table-cell table:style-name="TableCell050601">
            <text:p text:style-name="P90"><text:span text:style-name="T233">F</text:span></text:p>
          </table:table-cell>
          <table:table-cell table:style-name="TableCell050602">
            <text:p text:style-name="P90"><text:span text:style-name="T233">V</text:span></text:p>
          </table:table-cell>
          <table:table-cell table:style-name="TableCell050603">
            <text:p text:style-name="P90"><text:span text:style-name="T233">F</text:span></text:p>
          </table:table-cell>
          <table:table-cell table:style-name="TableCell050604">
            <text:p text:style-name="P90"><text:span text:style-name="T233">V</text:span></text:p>
          </table:table-cell>
          <table:table-cell table:style-name="TableCell050605">
            <text:p text:style-name="P90"><text:span text:style-name="T233">V</text:span></text:p>
          </table:table-cell>
          <table:table-cell table:style-name="TableCell050606">
            <text:p text:style-name="P90"><text:span text:style-name="T233">F</text:span></text:p>
          </table:table-cell>
        </table:table-row>
        <table:table-row table:style-name="TableRow0507">
          <table:table-cell table:style-name="TableCell050700">
            <text:p text:style-name="P92"><text:span text:style-name="T233">V</text:span></text:p>
          </table:table-cell>
          <table:table-cell table:style-name="TableCell050701">
            <text:p text:style-name="P92"><text:span text:style-name="T233">V</text:span></text:p>
          </table:table-cell>
          <table:table-cell table:style-name="TableCell050702">
            <text:p text:style-name="P92"><text:span text:style-name="T233">F</text:span></text:p>
          </table:table-cell>
          <table:table-cell table:style-name="TableCell050703">
            <text:p text:style-name="P92"><text:span text:style-name="T233">F</text:span></text:p>
          </table:table-cell>
          <table:table-cell table:style-name="TableCell050704">
            <text:p text:style-name="P92"><text:span text:style-name="T233">V</text:span></text:p>
          </table:table-cell>
          <table:table-cell table:style-name="TableCell050705">
            <text:p text:style-name="P92"><text:span text:style-name="T233">V</text:span></text:p>
          </table:table-cell>
          <table:table-cell table:style-name="TableCell050706">
            <text:p text:style-name="P92"><text:span text:style-name="T233">F</text:span></text:p>
          </table:table-cell>
        </table:table-row>
        <table:table-row table:style-name="TableRow0508">
          <table:table-cell table:style-name="TableCell050800">
            <text:p text:style-name="P94"><text:span text:style-name="T233">V</text:span></text:p>
          </table:table-cell>
          <table:table-cell table:style-name="TableCell050801">
            <text:p text:style-name="P94"><text:span text:style-name="T233">V</text:span></text:p>
          </table:table-cell>
          <table:table-cell table:style-name="TableCell050802">
            <text:p text:style-name="P94"><text:span text:style-name="T233">V</text:span></text:p>
          </table:table-cell>
          <table:table-cell table:style-name="TableCell050803">
            <text:p text:style-name="P94"><text:span text:style-name="T233">F</text:span></text:p>
          </table:table-cell>
          <table:table-cell table:style-name="TableCell050804">
            <text:p text:style-name="P94"><text:span text:style-name="T233">V</text:span></text:p>
          </table:table-cell>
          <table:table-cell table:style-name="TableCell050805">
            <text:p text:style-name="P94"><text:span text:style-name="T233">V</text:span></text:p>
          </table:table-cell>
          <table:table-cell table:style-name="TableCell050806">
            <text:p text:style-name="P94"><text:span text:style-name="T233">F</text:span></text:p>
          </table:table-cell>
        </table:table-row>
      </table:table>
      <text:p text:style-name="P96"><text:span text:style-name="T233"/></text:p>
      <text:p text:style-name="P96"><text:span text:style-name="T234">4. (2,0) Use tabelas-verdade para concluir se as equivalências a seguir são tautológicas.<text:s/></text:span><text:span text:style-name="T235"/></text:p>
      <text:p text:style-name="P96"><text:span text:style-name="T235">B- p<text:s/></text:span><text:span text:style-name="T236">↔</text:span><text:span text:style-name="T237"><text:s/>(p<text:s/></text:span><text:span text:style-name="T238">∨</text:span><text:span text:style-name="T239"><text:s/>(p<text:s/></text:span><text:span text:style-name="T240">∧</text:span><text:span text:style-name="T241"><text:s/>q)) R: É uma<text:s text:c="2"/>equivalência tautológica.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column table:style-name="TableColumn0603"/>
        <table:table-column table:style-name="TableColumn0604"/>
        <table:table-row table:style-name="TableRow0600">
          <table:table-cell table:style-name="TableCell060000">
            <text:p text:style-name="P98"><text:span text:style-name="T242">p</text:span></text:p>
          </table:table-cell>
          <table:table-cell table:style-name="TableCell060001">
            <text:p text:style-name="P98"><text:span text:style-name="T242">q</text:span></text:p>
          </table:table-cell>
          <table:table-cell table:style-name="TableCell060002">
            <text:p text:style-name="P98"><text:span text:style-name="T242">p<text:s/></text:span><text:span text:style-name="T243">∧</text:span><text:span text:style-name="T244"><text:s/>q</text:span><text:span text:style-name="T245"/></text:p>
          </table:table-cell>
          <table:table-cell table:style-name="TableCell060003">
            <text:p text:style-name="P98"><text:span text:style-name="T245">(p<text:s/></text:span><text:span text:style-name="T246">∨</text:span><text:span text:style-name="T247"><text:s/>(p<text:s/></text:span><text:span text:style-name="T248">∧</text:span><text:span text:style-name="T249"><text:s/>q)</text:span><text:span text:style-name="T250"/></text:p>
          </table:table-cell>
          <table:table-cell table:style-name="TableCell060004">
            <text:p text:style-name="P98"><text:span text:style-name="T250">p<text:s/></text:span><text:span text:style-name="T251">↔</text:span><text:span text:style-name="T252"><text:s/>(p<text:s/></text:span><text:span text:style-name="T253">∨</text:span><text:span text:style-name="T254"><text:s/>(p<text:s/></text:span><text:span text:style-name="T255">∧</text:span><text:span text:style-name="T256"><text:s/>q))</text:span><text:span text:style-name="T257"/></text:p>
          </table:table-cell>
        </table:table-row>
        <table:table-row table:style-name="TableRow0601">
          <table:table-cell table:style-name="TableCell060100">
            <text:p text:style-name="P100"><text:span text:style-name="T258">F</text:span></text:p>
          </table:table-cell>
          <table:table-cell table:style-name="TableCell060101">
            <text:p text:style-name="P100"><text:span text:style-name="T258">F</text:span></text:p>
          </table:table-cell>
          <table:table-cell table:style-name="TableCell060102">
            <text:p text:style-name="P100"><text:span text:style-name="T258">F</text:span></text:p>
          </table:table-cell>
          <table:table-cell table:style-name="TableCell060103">
            <text:p text:style-name="P100"><text:span text:style-name="T258">F</text:span></text:p>
          </table:table-cell>
          <table:table-cell table:style-name="TableCell060104">
            <text:p text:style-name="P100"><text:span text:style-name="T258">V</text:span></text:p>
          </table:table-cell>
        </table:table-row>
        <table:table-row table:style-name="TableRow0602">
          <table:table-cell table:style-name="TableCell060200">
            <text:p text:style-name="P102"><text:span text:style-name="T258">F</text:span></text:p>
          </table:table-cell>
          <table:table-cell table:style-name="TableCell060201">
            <text:p text:style-name="P102"><text:span text:style-name="T258">V</text:span></text:p>
          </table:table-cell>
          <table:table-cell table:style-name="TableCell060202">
            <text:p text:style-name="P102"><text:span text:style-name="T258">F</text:span></text:p>
          </table:table-cell>
          <table:table-cell table:style-name="TableCell060203">
            <text:p text:style-name="P102"><text:span text:style-name="T258">F</text:span></text:p>
          </table:table-cell>
          <table:table-cell table:style-name="TableCell060204">
            <text:p text:style-name="P102"><text:span text:style-name="T258">V</text:span></text:p>
          </table:table-cell>
        </table:table-row>
        <table:table-row table:style-name="TableRow0603">
          <table:table-cell table:style-name="TableCell060300">
            <text:p text:style-name="P104"><text:span text:style-name="T258">V</text:span></text:p>
          </table:table-cell>
          <table:table-cell table:style-name="TableCell060301">
            <text:p text:style-name="P104"><text:span text:style-name="T258">F</text:span></text:p>
          </table:table-cell>
          <table:table-cell table:style-name="TableCell060302">
            <text:p text:style-name="P104"><text:span text:style-name="T258">F</text:span></text:p>
          </table:table-cell>
          <table:table-cell table:style-name="TableCell060303">
            <text:p text:style-name="P104"><text:span text:style-name="T258">V</text:span></text:p>
          </table:table-cell>
          <table:table-cell table:style-name="TableCell060304">
            <text:p text:style-name="P104"><text:span text:style-name="T258">V</text:span></text:p>
          </table:table-cell>
        </table:table-row>
        <table:table-row table:style-name="TableRow0604">
          <table:table-cell table:style-name="TableCell060400">
            <text:p text:style-name="P106"><text:span text:style-name="T258">V</text:span></text:p>
          </table:table-cell>
          <table:table-cell table:style-name="TableCell060401">
            <text:p text:style-name="P106"><text:span text:style-name="T258">V</text:span></text:p>
          </table:table-cell>
          <table:table-cell table:style-name="TableCell060402">
            <text:p text:style-name="P106"><text:span text:style-name="T258">V</text:span></text:p>
          </table:table-cell>
          <table:table-cell table:style-name="TableCell060403">
            <text:p text:style-name="P106"><text:span text:style-name="T258">V</text:span></text:p>
          </table:table-cell>
          <table:table-cell table:style-name="TableCell060404">
            <text:p text:style-name="P106"><text:span text:style-name="T258">V</text:span></text:p>
          </table:table-cell>
        </table:table-row>
      </table:table>
      <text:p text:style-name="P108"><text:span text:style-name="T258"/></text:p>
      <text:p text:style-name="P108"><text:span text:style-name="T258">D- (p<text:s/></text:span><text:span text:style-name="T259">→</text:span><text:span text:style-name="T260"><text:s/>q)<text:s/></text:span><text:span text:style-name="T261">↔</text:span><text:span text:style-name="T262"><text:s/>(¬p<text:s/></text:span><text:span text:style-name="T263">∨</text:span><text:span text:style-name="T264"><text:s/>q) R: É uma<text:s text:c="2"/>equivalência tautológica.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column table:style-name="TableColumn0704"/>
        <table:table-row table:style-name="TableRow0700">
          <table:table-cell table:style-name="TableCell070000">
            <text:p text:style-name="P110"><text:span text:style-name="T265">p</text:span></text:p>
          </table:table-cell>
          <table:table-cell table:style-name="TableCell070001">
            <text:p text:style-name="P110"><text:span text:style-name="T265">q</text:span></text:p>
          </table:table-cell>
          <table:table-cell table:style-name="TableCell070002">
            <text:p text:style-name="P110"><text:span text:style-name="T265">(p<text:s/></text:span><text:span text:style-name="T266">→</text:span><text:span text:style-name="T267"><text:s/>q)</text:span><text:span text:style-name="T268"/></text:p>
          </table:table-cell>
          <table:table-cell table:style-name="TableCell070003">
            <text:p text:style-name="P110"><text:span text:style-name="T268">(¬p<text:s/></text:span><text:span text:style-name="T269">∨</text:span><text:span text:style-name="T270"><text:s/>q)</text:span><text:span text:style-name="T271"/></text:p>
          </table:table-cell>
          <table:table-cell table:style-name="TableCell070004">
            <text:p text:style-name="P110"><text:span text:style-name="T271">(p<text:s/></text:span><text:span text:style-name="T272">→</text:span><text:span text:style-name="T273"><text:s/>q)<text:s/></text:span><text:span text:style-name="T274">↔</text:span><text:span text:style-name="T275"><text:s/>(¬p<text:s/></text:span><text:span text:style-name="T276">∨</text:span><text:span text:style-name="T277"><text:s/>q)</text:span><text:span text:style-name="T278"/></text:p>
          </table:table-cell>
        </table:table-row>
        <table:table-row table:style-name="TableRow0701">
          <table:table-cell table:style-name="TableCell070100">
            <text:p text:style-name="P112"><text:span text:style-name="T279">F</text:span></text:p>
          </table:table-cell>
          <table:table-cell table:style-name="TableCell070101">
            <text:p text:style-name="P112"><text:span text:style-name="T279">F</text:span></text:p>
          </table:table-cell>
          <table:table-cell table:style-name="TableCell070102">
            <text:p text:style-name="P112"><text:span text:style-name="T279">V</text:span></text:p>
          </table:table-cell>
          <table:table-cell table:style-name="TableCell070103">
            <text:p text:style-name="P112"><text:span text:style-name="T279">V</text:span></text:p>
          </table:table-cell>
          <table:table-cell table:style-name="TableCell070104">
            <text:p text:style-name="P112"><text:span text:style-name="T279">V</text:span></text:p>
          </table:table-cell>
        </table:table-row>
        <table:table-row table:style-name="TableRow0702">
          <table:table-cell table:style-name="TableCell070200">
            <text:p text:style-name="P114"><text:span text:style-name="T279">F</text:span></text:p>
          </table:table-cell>
          <table:table-cell table:style-name="TableCell070201">
            <text:p text:style-name="P114"><text:span text:style-name="T279">V</text:span></text:p>
          </table:table-cell>
          <table:table-cell table:style-name="TableCell070202">
            <text:p text:style-name="P114"><text:span text:style-name="T279">V</text:span></text:p>
          </table:table-cell>
          <table:table-cell table:style-name="TableCell070203">
            <text:p text:style-name="P114"><text:span text:style-name="T279">V</text:span></text:p>
          </table:table-cell>
          <table:table-cell table:style-name="TableCell070204">
            <text:p text:style-name="P114"><text:span text:style-name="T279">V</text:span></text:p>
          </table:table-cell>
        </table:table-row>
        <table:table-row table:style-name="TableRow0703">
          <table:table-cell table:style-name="TableCell070300">
            <text:p text:style-name="P116"><text:span text:style-name="T279">V</text:span></text:p>
          </table:table-cell>
          <table:table-cell table:style-name="TableCell070301">
            <text:p text:style-name="P116"><text:span text:style-name="T279">F</text:span></text:p>
          </table:table-cell>
          <table:table-cell table:style-name="TableCell070302">
            <text:p text:style-name="P116"><text:span text:style-name="T279">F</text:span></text:p>
          </table:table-cell>
          <table:table-cell table:style-name="TableCell070303">
            <text:p text:style-name="P116"><text:span text:style-name="T279">F</text:span></text:p>
          </table:table-cell>
          <table:table-cell table:style-name="TableCell070304">
            <text:p text:style-name="P116"><text:span text:style-name="T279">V</text:span></text:p>
          </table:table-cell>
        </table:table-row>
        <table:table-row table:style-name="TableRow0704">
          <table:table-cell table:style-name="TableCell070400">
            <text:p text:style-name="P118"><text:span text:style-name="T279">V</text:span></text:p>
          </table:table-cell>
          <table:table-cell table:style-name="TableCell070401">
            <text:p text:style-name="P118"><text:span text:style-name="T279">V</text:span></text:p>
          </table:table-cell>
          <table:table-cell table:style-name="TableCell070402">
            <text:p text:style-name="P118"><text:span text:style-name="T279">V</text:span></text:p>
          </table:table-cell>
          <table:table-cell table:style-name="TableCell070403">
            <text:p text:style-name="P118"><text:span text:style-name="T279">V</text:span></text:p>
          </table:table-cell>
          <table:table-cell table:style-name="TableCell070404">
            <text:p text:style-name="P118"><text:span text:style-name="T279">V</text:span></text:p>
          </table:table-cell>
        </table:table-row>
      </table:table>
      <text:p text:style-name="P120"><text:span text:style-name="T279"/></text:p>
      <text:p text:style-name="P120"><text:span text:style-name="T280">5.<text:s/></text:span><text:span text:style-name="T281">♣</text:span><text:span text:style-name="T282"><text:s/>(2,0) Determine as proposições associadas `a condicional.<text:s/></text:span><text:span text:style-name="T283"/></text:p>
      <text:p text:style-name="P120"><text:span text:style-name="T283">A</text:span><text:span text:style-name="T284">=<text:s/></text:span><text:span text:style-name="T285">r<text:s/></text:span><text:span text:style-name="T286">→</text:span><text:span text:style-name="T287"><text:s/>¬p</text:span></text:p>
      <text:p text:style-name="P120"><text:span text:style-name="T288">B= q<text:s/></text:span><text:span text:style-name="T289">→</text:span><text:span text:style-name="T290"><text:s/>t</text:span></text:p>
      <text:p text:style-name="P120"><text:span text:style-name="T291">C= ¬r<text:s/></text:span><text:span text:style-name="T292">→</text:span><text:span text:style-name="T293"><text:s/>t</text:span></text:p>
      <text:p text:style-name="P120"><text:span text:style-name="T294">D=<text:s text:c="2"/>¬p<text:s/></text:span><text:span text:style-name="T295">→</text:span><text:span text:style-name="T296"><text:s/>s</text:span></text:p>
      <text:p text:style-name="P120"><text:span text:style-name="T297">E= ¬t<text:s/></text:span><text:span text:style-name="T298">→</text:span><text:span text:style-name="T299"><text:s/>q</text:span><text:span text:style-name="T3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